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margin-left="0.4902in" fo:margin-right="0in" fo:text-indent="0in" style:auto-text-indent="false"/>
    </style:style>
    <style:style style:name="P5" style:family="paragraph" style:parent-style-name="Text_20_body">
      <style:paragraph-properties fo:margin-left="0.9807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Preformatted_20_Text">
      <style:paragraph-properties fo:margin-left="0in" fo:margin-right="0in" fo:text-indent="0in" style:auto-text-indent="false"/>
    </style:style>
    <style:style style:name="P8" style:family="paragraph" style:parent-style-name="Text_20_body">
      <style:paragraph-properties fo:margin-left="1.4in" fo:margin-right="0.7in" fo:text-indent="-0.7in" style:auto-text-indent="false" fo:background-color="#cccccc" fo:padding="0.0201in" fo:border="0.0071in solid #000000" style:shadow="none">
        <style:tab-stops/>
        <style:background-image/>
      </style:paragraph-properties>
    </style:style>
    <style:style style:name="P9" style:family="paragraph" style:parent-style-name="Text_20_body">
      <style:paragraph-properties fo:margin-left="0.7in" fo:margin-right="0in" fo:text-indent="-0.7in" style:auto-text-indent="false" style:shadow="none">
        <style:tab-stops/>
      </style:paragraph-properties>
    </style:style>
    <style:style style:name="P10" style:family="paragraph" style:parent-style-name="Text_20_body">
      <style:paragraph-properties fo:margin-left="0.7in" fo:margin-right="0in" fo:margin-top="0in" fo:margin-bottom="0in" fo:text-indent="0in" style:auto-text-indent="false"/>
    </style:style>
    <style:style style:name="P11" style:family="paragraph" style:parent-style-name="Text_20_body">
      <style:paragraph-properties fo:margin-left="0.7in" fo:margin-right="0in" fo:margin-top="0in" fo:margin-bottom="0in" fo:text-indent="0in" style:auto-text-indent="false"/>
      <style:text-properties fo:color="#ff0000" fo:font-weight="bold" style:font-weight-asian="bold" style:font-weight-complex="bold"/>
    </style:style>
    <style:style style:name="P12" style:family="paragraph" style:parent-style-name="Preformatted_20_Text">
      <style:text-properties fo:color="#ff0000" fo:font-weight="bold" style:font-weight-asian="bold" style:font-weight-complex="bold"/>
    </style:style>
    <style:style style:name="P13" style:family="paragraph" style:parent-style-name="Preformatted_20_Text">
      <style:text-properties fo:language="zxx" fo:country="none" style:language-asian="zxx" style:country-asian="none" style:language-complex="zxx" style:country-complex="none"/>
    </style:style>
    <style:style style:name="P14" style:family="paragraph" style:parent-style-name="Preformatted_20_Text">
      <style:paragraph-properties fo:margin-top="0in" fo:margin-bottom="0.1965in"/>
    </style:style>
    <style:style style:name="P15" style:family="paragraph" style:parent-style-name="Text_20_body">
      <style:paragraph-properties fo:break-before="page"/>
    </style:style>
    <style:style style:name="P16" style:family="paragraph" style:parent-style-name="Text_20_body">
      <style:paragraph-properties fo:margin-top="0.0799in" fo:margin-bottom="0.0799in"/>
    </style:style>
    <style:style style:name="P17" style:family="paragraph" style:parent-style-name="Contents_20_1">
      <style:paragraph-properties>
        <style:tab-stops>
          <style:tab-stop style:position="6.6925in" style:type="right" style:leader-style="dotted" style:leader-text="."/>
        </style:tab-stops>
      </style:paragraph-properties>
    </style:style>
    <style:style style:name="P18" style:family="paragraph" style:parent-style-name="Contents_20_2">
      <style:paragraph-properties>
        <style:tab-stops>
          <style:tab-stop style:position="6.4957in" style:type="right" style:leader-style="dotted" style:leader-text="."/>
        </style:tab-stops>
      </style:paragraph-properties>
    </style:style>
    <style:style style:name="P19" style:family="paragraph" style:parent-style-name="Contents_20_3">
      <style:paragraph-properties>
        <style:tab-stops>
          <style:tab-stop style:position="6.2992in" style:type="right" style:leader-style="dotted" style:leader-text="."/>
        </style:tab-stops>
      </style:paragraph-properties>
    </style:style>
    <style:style style:name="P20" style:family="paragraph" style:parent-style-name="Heading_20_1">
      <style:paragraph-properties fo:break-before="page"/>
    </style:style>
    <style:style style:name="P21" style:family="paragraph" style:parent-style-name="Heading_20_2">
      <style:paragraph-properties fo:break-before="page"/>
    </style:style>
    <style:style style:name="P22" style:family="paragraph" style:parent-style-name="Text_20_body" style:list-style-name="L1"/>
    <style:style style:name="P23" style:family="paragraph" style:parent-style-name="Text_20_body" style:list-style-name="L1">
      <style:text-properties fo:font-weight="normal" style:font-weight-asian="normal" style:font-weight-complex="normal"/>
    </style:style>
    <style:style style:name="P24" style:family="paragraph" style:parent-style-name="Text_20_body" style:list-style-name="L2">
      <style:text-properties fo:font-weight="bold" style:font-weight-asian="bold" style:font-weight-complex="bold"/>
    </style:style>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color="#ff0000" fo:font-weight="bold" style:font-weight-asian="bold" style:font-weight-complex="bold"/>
    </style:style>
    <style:style style:name="T4" style:family="text">
      <style:text-properties fo:language="zxx" fo:country="none" style:language-asian="zxx" style:country-asian="none" style:language-complex="zxx" style:country-complex="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style:style>
    <style:style style:name="fr4" style:family="graphic" style:parent-style-name="OLE">
      <style:graphic-properties fo:margin-left="0in" fo:margin-right="0in" fo:margin-top="0in" fo:margin-bottom="0in" style:run-through="foreground" style:wrap="none" style:vertical-pos="top" style:vertical-rel="paragraph" style:horizontal-pos="center" style:horizontal-rel="paragraph" draw:ole-draw-aspect="1"/>
    </style:style>
    <style:style style:name="fr5" style:family="graphic" style:parent-style-name="OLE">
      <style:graphic-properties fo:margin-left="0in" fo:margin-right="0in" fo:margin-top="0in" fo:margin-bottom="0in"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ur Little Multiuser Dungeon (OLMUD)</text:p>
      <text:p text:style-name="Text_20_body"/>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17"><text:s/>1 SrrTrains is Dead, Long Live SrrTrains!!!<text:tab/>2</text:p>
          <text:p text:style-name="P18"><text:s/>1.1 Scope of this Hobby Report<text:tab/>2</text:p>
          <text:p text:style-name="P18"><text:s/>1.2 Restrictions of the Demo Scene<text:tab/>2</text:p>
          <text:p text:style-name="P17"><text:s/>2 Multiplexing<text:tab/>3</text:p>
          <text:p text:style-name="P17"><text:s/>3 Additional Multiplexing (Sub-Multiplexing)<text:tab/>4</text:p>
          <text:p text:style-name="P17"><text:s/>4 The Objects of a Multiuser Scene – Shared State<text:tab/>5</text:p>
          <text:p text:style-name="P17"><text:s/>5 Actors<text:tab/>6</text:p>
          <text:p text:style-name="P18"><text:s/>5.1 Scene Author<text:tab/>6</text:p>
          <text:p text:style-name="P18"><text:s/>5.2 Model Author<text:tab/>6</text:p>
          <text:p text:style-name="P18"><text:s/>5.3 Session Operator<text:tab/>6</text:p>
          <text:p text:style-name="P18"><text:s/>5.4 Session Participant<text:tab/>6</text:p>
          <text:p text:style-name="P17"><text:s/>6 Runtime Procedures<text:tab/>6</text:p>
          <text:p text:style-name="P18"><text:s/>6.1 Bootstrapping the Scene / Session Description<text:tab/>6</text:p>
          <text:p text:style-name="P19"><text:s/>6.1.1 Group Management<text:tab/>6</text:p>
          <text:p text:style-name="P19"><text:s/>6.1.2 Session Description<text:tab/>6</text:p>
          <text:p text:style-name="P19"><text:s/>6.1.3 Bootstrapping the Scene Instance<text:tab/>6</text:p>
          <text:p text:style-name="P18"><text:s/>6.2 Login and Avatar Selection<text:tab/>6</text:p>
          <text:p text:style-name="P18"><text:s/>6.3 Event Distribution<text:tab/>6</text:p>
          <text:p text:style-name="P18"><text:s/>6.4 Shared State<text:tab/>6</text:p>
          <text:p text:style-name="P18"><text:s/>6.5 Server Side Calculations<text:tab/>7</text:p>
          <text:p text:style-name="P18"><text:s/>6.6 Flexible Client Side Calculations by the Author<text:tab/>7</text:p>
          <text:p text:style-name="P17"><text:s/>7 Used Terms and Abbreviations<text:tab/>7</text:p>
          <text:p text:style-name="P17"><text:s/>8 Appendix A – Using SDP for the Session Description<text:tab/>8</text:p>
          <text:p text:style-name="P18"><text:s/>8.1 RFC 8866 – SDP: Session Description Protocol<text:tab/>8</text:p>
          <text:p text:style-name="P18"><text:s/>8.2 RFC 4145 – TCP-Based Media Transport in the Session Description Protocol (SDP)<text:tab/>14</text:p>
          <text:p text:style-name="P18"><text:s/>8.3 RFC 8124 - The Session Description Protocol (SDP) WebSocket Connection URI Attribute<text:tab/>15</text:p>
        </text:index-body>
      </text:table-of-content>
      <text:p text:style-name="Text_20_body"/>
      <text:h text:style-name="P20" text:outline-level="1">SrrTrains is Dead, Long Live SrrTrains!!!</text:h>
      <text:p text:style-name="Text_20_body">Dear Reader,</text:p>
      <text:p text:style-name="Text_20_body">Well, I had invested a lot of sweat into the SrrTrains project (between the years 2008 and 2019), in the end it has been frozen somehow.</text:p>
      <text:p text:style-name="Text_20_body">Nevertheless, I can still remember a lot of the findings that I was granted during that project, so now it makes totally sense, when I try to write down my thoughts about John's projects.</text:p>
      <text:p text:style-name="Text_20_body">John is currently doing his JSONverse, which is – as far as I understood so far – a WebGL based, X3D based experimental implementation of some Network Sensor Prototype (NSP) and its application within one (or more than one) exemplary multiuser scene(s).</text:p>
      <text:p text:style-name="Text_20_body">You can find the JSONverse at following link: <text:a xlink:type="simple" xlink:href="https://github.com/coderextreme/JSONverse" text:style-name="Internet_20_link" text:visited-style-name="Visited_20_Internet_20_Link">https://github.com/coderextreme/JSONverse</text:a>.</text:p>
      <text:h text:style-name="Heading_20_2" text:outline-level="2">Scope of this Hobby Report</text:h>
      <text:p text:style-name="Text_20_body">This Hobby Report cannot be an official documentation of the JSONverse (JV), but it sketches a few concepts that have been, shall be, should be, might be or can be implemented in some past, present or future development step of the JV.</text:p>
      <text:p text:style-name="Text_20_body">I cannot be more specific, because I am not a member of the JV, I am just a friend.</text:p>
      <text:p text:style-name="Text_20_body">However, the first demo scene of John's JSONverse has been installed on my vServer and John is trying to keep it up to date at following address:</text:p>
      <text:p text:style-name="P4"><text:a xlink:type="simple" xlink:href="https://lc-soc-lc.at:8443/yottzumm/public/index.html" text:style-name="Internet_20_link" text:visited-style-name="Visited_20_Internet_20_Link">https://lc-soc-lc.at:8443/yottzumm/public/index.html</text:a></text:p>
      <text:p text:style-name="P4">This address is protected by a simple password, to mitigate DDOS attacks</text:p>
      <text:p text:style-name="P5">u=doug</text:p>
      <text:p text:style-name="P5">p=freewrl</text:p>
      <text:h text:style-name="Heading_20_2" text:outline-level="2">Restrictions of the Demo Scene</text:h>
      <text:p text:style-name="Text_20_body">As written above, the demo scene (DS) is maintained at following address:</text:p>
      <text:p text:style-name="P4"><text:a xlink:type="simple" xlink:href="https://lc-soc-lc.at:8443/yottzumm/public/index.html" text:style-name="Internet_20_link" text:visited-style-name="Visited_20_Internet_20_Link">https://lc-soc-lc.at:8443/yottzumm/public/index.html</text:a></text:p>
      <text:p text:style-name="P4">This address is protected by a simple password, to mitigate DDOS attacks</text:p>
      <text:p text:style-name="P5">u=doug</text:p>
      <text:p text:style-name="P5">p=freewrl</text:p>
      <text:p text:style-name="P6">It might be obvious to the reader, that the DS cannot support (yet) all the concepts that are described in the present Hobby Report, and it might support additional concepts that are not (yet) described in the present Hobby Report.</text:p>
      <text:p text:style-name="P6">Such discrepancies, as far as I am aware of them, are marked in grey blocks, like the following.</text:p>
      <text:p text:style-name="P8">DS Restriction: The demo scene does not (yet) support ALL concepts that are described in the present Hobby Report, but it might support additional concepts that are not (yet) described here.</text:p>
      <text:h text:style-name="Heading_20_1" text:outline-level="1"><text:soft-page-break/>Multiplexing</text:h>
      <text:p text:style-name="P8">Document Restriction: The present chapter about multiplexing is far away from being technically perfect. If you know a little bit about the Internet, then please understand I wanted to summarize the topic very briefly and understandable for newbies.</text:p>
      <text:p text:style-name="Text_20_body">Before we dive a little bit into the needed structure of such multiuser scenes (what I called SMS, some time ago), we need to talk about the technical provisions that are provided by the Internet.</text:p>
      <text:p text:style-name="Text_20_body">Often, we refer to the Internet as a "Network of Computers", but actually it is a "Network of Processes", as I will elaborate shortly.</text:p>
      <text:p text:style-name="Text_20_body">The Internet addresses, the @IP, are sometimes referred to as revealing your identity.</text:p>
      <text:p text:style-name="Text_20_body">Well, that's not completely true. Actually, an @IP reveals the identity of a machine. Only, if it is somehow proven that you are using (have been using) this machine, then the @IP reveals your identity, too.</text:p>
      <text:p text:style-name="Text_20_body">Second, a machine, sometimes referred to as a host, hosts one or more processes. Now, it's the processes that actually run the software of your computer. We can think of the processes as of little busy dwarves that are inhabiting the machine.</text:p>
      <text:p text:style-name="Text_20_body">Now, if one of these dwarves, who inhabits one machine, wants to send a letter to a dwarf, who inhabits another machine, he needs to ADDRESS the dwarf.</text:p>
      <text:p text:style-name="Text_20_body">Like in real mail, where the address consists of NAME + ADDRESS of a person, when sending an Internet DATAGRAM to another dwarf, the address consists of PORT + @IP.</text:p>
      <text:p text:style-name="Text_20_body">Therefore, the first dwarf, let's call him "Dwarf A" creates a connection to "Dwarf B", and then the datagram is sent via the connection.</text:p>
      <text:p text:style-name="Text_20_body">Hence, such a connection is identified by a quadruple:</text:p>
      <text:p text:style-name="P4">Network Connection is identified by: @IP A + PORT A + @IP B + PORT B</text:p>
      <text:p text:style-name="Text_20_body">as depicted in following <text:sequence-ref text:reference-format="category-and-value" text:ref-name="refIllustration0">Abbildung 2.1</text:sequence-ref>.</text:p>
      <text:p text:style-name="Text_20_body"><draw:frame draw:style-name="fr1" draw:name="Rahmen1" text:anchor-type="paragraph" svg:x="0.8193in" svg:y="0.0354in" svg:width="5.0535in" draw:z-index="0"><draw:text-box fo:min-height="2.3457in"><text:p text:style-name="Illustration"><draw:frame draw:style-name="fr4" draw:name="Objekt1" text:anchor-type="paragraph" svg:width="3.7307in" svg:height="2.0752in" style:rel-height="scale" draw:z-index="1"><draw:object xlink:href="./Object 1" xlink:type="simple" xlink:show="embed" xlink:actuate="onLoad"/><draw:image xlink:href="./ObjectReplacements/Object 1" xlink:type="simple" xlink:show="embed" xlink:actuate="onLoad"/></draw:frame>Abbildung <text:sequence text:ref-name="refIllustration0" text:name="Illustration" text:formula="ooow:Illustration+1" style:num-format="1">2.1</text:sequence>: Basic Multiplexing in the Internet</text:p></draw:text-box></draw:frame></text:p>
      <text:p text:style-name="Text_20_body">So, this figure depicts the communication among processes in the Internet, where always two processes are connected by an Internet Connection.</text:p>
      <text:h text:style-name="Heading_20_1" text:outline-level="1"><text:soft-page-break/>Additional Multiplexing (Sub-Multiplexing)</text:h>
      <text:p text:style-name="Text_20_body">However, when we talk about X3D scenes, then the processes – <text:span text:style-name="T1">what we call the Client Applications</text:span> – do not provide sufficient granularity for the network communication.</text:p>
      <text:p text:style-name="Text_20_body">When a JV Client Application communicates with an X3D Collaboration Server – or even directly with another JV Client Application –, then we have to consider <text:span text:style-name="T1">the fact that the scenes will consist of what-i-call "objects"</text:span> (in the SrrTrains project, I called such objects the "facilities").</text:p>
      <text:p text:style-name="Text_20_body">So, although there is only one Internet Connection for each client application (i.e. for each human user) between each client application and the X3D Collaboration Server, <text:span text:style-name="T1">we have to multiplex traffic for several (or many) objects over each of those connections</text:span>.</text:p>
      <text:p text:style-name="Text_20_body">Additionally, <text:span text:style-name="T1">we have some session level control messages (e.g. for chat)</text:span>.</text:p>
      <text:p text:style-name="Text_20_body">In John's implementation, the multiplexing is implemented by what is called "namespaces" of the socket.io software. There we use</text:p>
      <text:list xml:id="list4200178744731465326" text:style-name="L1">
        <text:list-item>
          <text:p text:style-name="P22">The default namespace for session level control: <text:s text:c="2"/><text:span text:style-name="T1">/</text:span></text:p>
        </text:list-item>
        <text:list-item>
          <text:p text:style-name="P23">One namespace for each object of the scene: <text:s text:c="3"/>/obj1, /obj2, /obj3, ......</text:p>
        </text:list-item>
      </text:list>
      <text:p text:style-name="P3">This is depicted in the following figure.</text:p>
      <text:p text:style-name="Text_20_body"><draw:frame draw:style-name="fr2" draw:name="Rahmen2" text:anchor-type="paragraph" svg:x="0.5335in" svg:y="0.0756in" svg:width="5.6252in" draw:z-index="2"><draw:text-box fo:min-height="3.5839in"><text:p text:style-name="Illustration"><draw:frame draw:style-name="fr5" draw:name="Objekt2" text:anchor-type="paragraph" svg:x="0.3335in" svg:y="0.1047in" svg:width="5.1256in" svg:height="3.211in" style:rel-height="scale" draw:z-index="3"><draw:object xlink:href="./Object 2" xlink:type="simple" xlink:show="embed" xlink:actuate="onLoad"/><draw:image xlink:href="./ObjectReplacements/Object 2" xlink:type="simple" xlink:show="embed" xlink:actuate="onLoad"/></draw:frame>Abbildung <text:sequence text:ref-name="refIllustration1" text:name="Illustration" text:formula="ooow:Illustration+1" style:num-format="1">3.1</text:sequence>: sub-multiplexing per namespace for objects and session level</text:p></draw:text-box></draw:frame></text:p>
      <text:p text:style-name="Text_20_body">Now, the socket.io library needs a global identifier, and additionally the server can handle more than one session and additionally each session is provided by a user of the server.</text:p>
      <text:p text:style-name="P2">Hence the namespaces might actually look like the following:</text:p>
      <text:list xml:id="list2601334310581382048" text:style-name="L2">
        <text:list-item>
          <text:p text:style-name="P24">Session Level Namespace: <text:s text:c="4"/>/socket.io/&lt;user&gt;/&lt;sessionid&gt;/</text:p>
        </text:list-item>
        <text:list-item>
          <text:p text:style-name="P24">Object Level Namespace: <text:s text:c="6"/>/socket.io/&lt;user&gt;/&lt;sessionid&gt;/&lt;objId&gt;</text:p>
        </text:list-item>
      </text:list>
      <text:h text:style-name="Heading_20_1" text:outline-level="1"><text:soft-page-break/>The Objects of a Multiuser Scene – Shared State</text:h>
      <text:p text:style-name="Text_20_body">The term object is one of the most general terms that we have in information technology and information science. So, what do we mean with the term object in the context of a multiuser scene?</text:p>
      <text:p text:style-name="Text_20_body">Well, an object can be any part of an X3D scene, as long as it needs to share some information among its instances in the different client applications, on behalf of that part of the X3D scene.</text:p>
      <text:p text:style-name="Text_20_body">This can be a model (which can be rendered), e.g. a multiuser capable slider as in the demo scene (DS), it can even be a rather complex model, like a locomotive in a trains game, or it can be an avatar<text:note text:id="ftn1" text:note-class="footnote"><text:note-citation>1</text:note-citation><text:note-body><text:p text:style-name="Footnote">An avatar is a very specific model, because it has a close relationship to a user of the multiuser session. It REPRESENTS a virtual identity of a user.</text:p></text:note-body></text:note>.</text:p>
      <text:p text:style-name="Text_20_body">Also, it can be a non-rendered part of the scene, e.g. an X3D &lt;Script&gt; node that shares some information among the client applications, while it calculates values for a simulation that are input for other, rendered objects.</text:p>
      <text:p text:style-name="Text_20_body"/>
      <text:p text:style-name="Text_20_body"><draw:frame draw:style-name="fr3" draw:name="Rahmen3" text:anchor-type="paragraph" svg:width="5.5516in" draw:z-index="4"><draw:text-box fo:min-height="3.9366in"><text:p text:style-name="Illustration"><draw:frame draw:style-name="fr4" draw:name="Objekt3" text:anchor-type="paragraph" svg:width="5.5508in" svg:height="3.9366in" style:rel-height="scale" draw:z-index="5"><draw:object xlink:href="./Object 3" xlink:type="simple" xlink:show="embed" xlink:actuate="onLoad"/><draw:image xlink:href="./ObjectReplacements/Object 3" xlink:type="simple" xlink:show="embed" xlink:actuate="onLoad"/></draw:frame>Abbildung <text:sequence text:ref-name="refIllustration2" text:name="Illustration" text:formula="ooow:Illustration+1" style:num-format="1">4.1</text:sequence>: Example – one session with four objects</text:p></draw:text-box></draw:frame></text:p>
      <text:p text:style-name="Text_20_body">As far, as the JSONverse is involved, an object is defined by an 1:1 relation to an instance of a network sensor, i.e. by an 1:1 relationship to a socket.io socket and its namespace.</text:p>
      <text:p text:style-name="Text_20_body">In the above example, obj1, obj2 and obj3 use the namespaces /obj1, /obj2 and /obj3 for the communication with the X3D Collaboration Server.</text:p>
      <text:p text:style-name="Text_20_body">Acoording to our definition, obj4 is not really an object, because it does not share any information (states or events) among its instances.</text:p>
      <text:h text:style-name="Heading_20_1" text:outline-level="1"><text:soft-page-break/>Actors</text:h>
      <text:p text:style-name="Text_20_body">Tbd.</text:p>
      <text:h text:style-name="Heading_20_2" text:outline-level="2">Scene Author</text:h>
      <text:p text:style-name="Text_20_body">Tbd.</text:p>
      <text:h text:style-name="Heading_20_2" text:outline-level="2">Model Author</text:h>
      <text:p text:style-name="Text_20_body">Tbd.</text:p>
      <text:h text:style-name="Heading_20_2" text:outline-level="2">Session Operator</text:h>
      <text:p text:style-name="Text_20_body">Tbd.</text:p>
      <text:h text:style-name="Heading_20_2" text:outline-level="2">Session Participant</text:h>
      <text:p text:style-name="Text_20_body">Tbd.</text:p>
      <text:h text:style-name="Heading_20_1" text:outline-level="1">Runtime Procedures</text:h>
      <text:p text:style-name="Text_20_body">Tbd.</text:p>
      <text:h text:style-name="Heading_20_2" text:outline-level="2">Bootstrapping the Scene / Session Description</text:h>
      <text:h text:style-name="Heading_20_3" text:outline-level="3">Group Management</text:h>
      <text:p text:style-name="Text_20_body">Tbd.</text:p>
      <text:h text:style-name="Heading_20_3" text:outline-level="3">Session Description</text:h>
      <text:p text:style-name="Text_20_body">Tbd.</text:p>
      <text:h text:style-name="Heading_20_3" text:outline-level="3">Bootstrapping the Scene Instance</text:h>
      <text:p text:style-name="Text_20_body">Tbd.</text:p>
      <text:h text:style-name="Heading_20_2" text:outline-level="2">Login and Avatar Selection</text:h>
      <text:p text:style-name="Text_20_body">Tbd.</text:p>
      <text:h text:style-name="Heading_20_2" text:outline-level="2">Event Distribution</text:h>
      <text:p text:style-name="Text_20_body">Tbd.</text:p>
      <text:h text:style-name="Heading_20_2" text:outline-level="2">Shared State</text:h>
      <text:p text:style-name="Text_20_body">Tbd.</text:p>
      <text:h text:style-name="Heading_20_2" text:outline-level="2"><text:soft-page-break/>Server Side Calculations</text:h>
      <text:p text:style-name="Text_20_body">Tbd.</text:p>
      <text:h text:style-name="Heading_20_2" text:outline-level="2">Flexible Client Side Calculations by the Author</text:h>
      <text:p text:style-name="Text_20_body">Tbd.</text:p>
      <text:h text:style-name="Heading_20_1" text:outline-level="1">Used Terms and Abbreviations</text:h>
      <text:p text:style-name="Text_20_body">This Hobby Report has used following terms:</text:p>
      <text:p text:style-name="P9">JSONverse (JV)<text:tab/>The JSONverse is a collection of HTML/CSS/JavaScript/X3D software by John C., that aims for the experimental support of various types of 3D multiuser sessions, based on some prototype of a network sensor.<text:line-break/>Following 3<text:span text:style-name="T2">rd</text:span> party software is used: socket.io as basis for the network sensor and other network communication with the collaboration server, node.js is used as platform for the server software.<text:line-break/>The goal is collaboration within closed groups of users. Those groups of users might be small. Global collaboration is not the goal of this project.</text:p>
      <text:p text:style-name="P9">Demo Scene (DS)<text:tab/>The Demo Scene comes with the JSONverse. It represents the current state of implementation of the JSONverse.</text:p>
      <text:p text:style-name="P9">Management App<text:tab/><text:tab/>The JSONverse comes with a management app, which allows a managing user to manage JV groups, JV sessions and JV rooms.</text:p>
      <text:p text:style-name="P9">Managing User<text:tab/>A managing user is a user, who uses the management app in order to create, distribute and withdraw group tokens, as well as session tokens. Also, the management app supports the managing user with the creation, update and distribution of Session Descriptions.</text:p>
      <text:p text:style-name="P9">Session Description (SD)<text:tab/>A Session Description is a (JSON) data object that describes a session. I would strive for compatibility with RFC 8866, however the current implementation of the JSONverse needs more information than is standardized in RFC 8866.</text:p>
      <text:p text:style-name="P9">Client Application<text:tab/>Some HTML/CSS/JavaScript/X3D application that implements the UI of the multiuser session for one user (participant).</text:p>
      <text:p text:style-name="P9">Object<text:tab/>An object can be any part of an X3D scene, as long as it needs to share some information among its instances in the different client applications, on behalf of that part of the X3D scene</text:p>
      <text:p text:style-name="P9"/>
      <text:h text:style-name="P20" text:outline-level="1">Appendix A – Using SDP for the Session Description</text:h>
      <text:p text:style-name="Text_20_body">JSONverse needs some means to describe 3D Multiuser Sessions, such that a user, who posesses the Session Description (SD) and an Access Token, can easily access the Multiuser Session.</text:p>
      <text:p text:style-name="Text_20_body">I did a small research in the IETF RFCs that describe the SDP and came to following conclusion: almost everything that is needed for the description of 3D Multiuser Sessions, is already in place. Take e.g. the following example:</text:p>
      <text:p text:style-name="P10">v=0</text:p>
      <text:p text:style-name="P10">o=yottzumm 123456789 123459999 IN IP4 lc-soc-lc.at</text:p>
      <text:p text:style-name="P10">s=group1-petname</text:p>
      <text:p text:style-name="P10">i=The Review of the Rose, Session#1</text:p>
      <text:p text:style-name="P10">c=IN IP4 lc-soc-lc.at</text:p>
      <text:p text:style-name="P10">t=3944246340 <text:s/>3944249940</text:p>
      <text:p text:style-name="P10">m=application 8443 <text:span text:style-name="T3">TCP/WSS/C3P</text:span> *</text:p>
      <text:p text:style-name="P10">a=setup:passive</text:p>
      <text:p text:style-name="P10">a=connection:new</text:p>
      <text:p text:style-name="P10">a=websocket-uri:wss://lc-soc-lc.at:8443/yottzumm/123456789</text:p>
      <text:p text:style-name="P11">a=c3p-object:obj1</text:p>
      <text:p text:style-name="P11">a=c3p-object:obj2</text:p>
      <text:p text:style-name="P16">All these syntaxes are already specified in several RFCs, which are listed below, just</text:p>
      <text:list xml:id="list1933261175737904551" text:style-name="L3">
        <text:list-item>
          <text:p text:style-name="P25">a new proto field TCP/WSS/C3P (or TCP/WS/C3P) for the m-line and</text:p>
        </text:list-item>
        <text:list-item>
          <text:p text:style-name="P25">a new media-level attribute c3p-object</text:p>
        </text:list-item>
      </text:list>
      <text:p text:style-name="Text_20_body">need to be defined specifically for our use case.</text:p>
      <text:h text:style-name="Heading_20_2" text:outline-level="2">RFC 8866 – SDP: Session Description Protocol</text:h>
      <text:p text:style-name="Text_20_body">The syntax is basically defined in RFC 8866, follow some citings from RFC 8866:</text:p>
      <text:p text:style-name="P7"><text:s text:c="3"/>When initiating multimedia teleconferences, voice-over-IP calls,</text:p>
      <text:p text:style-name="Preformatted_20_Text"><text:s text:c="3"/>streaming video, or other sessions, there is a requirement to convey</text:p>
      <text:p text:style-name="Preformatted_20_Text"><text:s text:c="3"/>media details, transport addresses, and other session description</text:p>
      <text:p text:style-name="Preformatted_20_Text"><text:s text:c="3"/>metadata to the participants.</text:p>
      <text:p text:style-name="Preformatted_20_Text"/>
      <text:p text:style-name="Preformatted_20_Text"><text:s text:c="3"/>SDP provides a standard representation for such information,</text:p>
      <text:p text:style-name="Preformatted_20_Text"><text:s text:c="3"/>irrespective of how that information is transported. <text:s/>SDP is purely a</text:p>
      <text:p text:style-name="Preformatted_20_Text"><text:s text:c="3"/>format for session description -- it does not incorporate a transport</text:p>
      <text:p text:style-name="Preformatted_20_Text"><text:s text:c="3"/>protocol, and it is intended to use different transport protocols as</text:p>
      <text:p text:style-name="Preformatted_20_Text"><text:s text:c="3"/>appropriate, including the Session Announcement Protocol (SAP)</text:p>
      <text:p text:style-name="Preformatted_20_Text"><text:s text:c="3"/>[RFC2974], Session Initiation Protocol (SIP) [RFC3261], Real-Time</text:p>
      <text:p text:style-name="Preformatted_20_Text"><text:s text:c="3"/>Streaming Protocol (RTSP) [RFC7826], electronic mail [RFC5322] using</text:p>
      <text:p text:style-name="Preformatted_20_Text"><text:s text:c="3"/>the MIME extensions [RFC2045], and the Hypertext Transport Protocol</text:p>
      <text:p text:style-name="Preformatted_20_Text"><text:s text:c="3"/>(HTTP) [RFC7230].</text:p>
      <text:p text:style-name="Preformatted_20_Text"/>
      <text:p text:style-name="Preformatted_20_Text"><text:s text:c="3"/><text:span text:style-name="T3">SDP is intended to be general purpose</text:span> so that it can be used in a</text:p>
      <text:p text:style-name="Preformatted_20_Text"><text:s text:c="3"/>wide range of network environments and applications. <text:s/><text:span text:style-name="T3">However, it is</text:span></text:p>
      <text:p text:style-name="P12"><text:s text:c="3"/>not intended to support negotiation of session content or media</text:p>
      <text:p text:style-name="Preformatted_20_Text"><text:span text:style-name="T3"><text:s text:c="3"/>encodings</text:span>: this is viewed as outside the scope of session</text:p>
      <text:p text:style-name="P14"><text:s text:c="3"/>description.</text:p>
      <text:p text:style-name="Text_20_body"><text:soft-page-break/>So, our use case is the session announcement, where ONE session description is sent unchanged to all potential participants of the session.</text:p>
      <text:p text:style-name="Text_20_body">The Session Description (SD) shall contain ALL of the information that is necessary to</text:p>
      <text:list xml:id="list8473714826074671088" text:style-name="L4">
        <text:list-item>
          <text:p text:style-name="P26">download the scene and</text:p>
        </text:list-item>
        <text:list-item>
          <text:p text:style-name="P26">connect the scene to the X3D Collaboration Server for the synchronization of the shared state and for the distribution of events.</text:p>
        </text:list-item>
      </text:list>
      <text:p text:style-name="Text_20_body">As an exception to this idea, the access tokens (group access token GAT, session access token SAT, personal access token PAT) shall be transported outside of the session description.</text:p>
      <text:p text:style-name="Text_20_body">Following additional citings:</text:p>
      <text:p text:style-name="Preformatted_20_Text"><text:s text:c="3"/>Some lines in each description are required and some are optional,</text:p>
      <text:p text:style-name="Preformatted_20_Text"><text:s text:c="3"/>but when present, they must appear in exactly the order given here.</text:p>
      <text:p text:style-name="Preformatted_20_Text"><text:s text:c="3"/>(The fixed order greatly enhances error detection and allows for a</text:p>
      <text:p text:style-name="Preformatted_20_Text"><text:s text:c="3"/>simple parser). <text:s/>In the following overview, optional items are marked</text:p>
      <text:p text:style-name="Preformatted_20_Text"><text:s text:c="3"/>with a "*".</text:p>
      <text:p text:style-name="Preformatted_20_Text"/>
      <text:p text:style-name="Preformatted_20_Text"><text:s text:c="6"/>Session description</text:p>
      <text:p text:style-name="Preformatted_20_Text"><text:s text:c="9"/>v= <text:s/>(protocol version)</text:p>
      <text:p text:style-name="Preformatted_20_Text"><text:s text:c="9"/>o= <text:s/>(originator and session identifier)</text:p>
      <text:p text:style-name="Preformatted_20_Text"><text:s text:c="9"/>s= <text:s/>(session name)</text:p>
      <text:p text:style-name="Preformatted_20_Text"><text:s text:c="9"/>i=* (session information)</text:p>
      <text:p text:style-name="Preformatted_20_Text"><text:s text:c="9"/>u=* (URI of description)</text:p>
      <text:p text:style-name="Preformatted_20_Text"><text:s text:c="9"/>e=* (email address)</text:p>
      <text:p text:style-name="Preformatted_20_Text"><text:s text:c="9"/>p=* (phone number)</text:p>
      <text:p text:style-name="Preformatted_20_Text"><text:s text:c="9"/>c=* (connection information -- not required if included in</text:p>
      <text:p text:style-name="Preformatted_20_Text"><text:s text:c="14"/>all media descriptions)</text:p>
      <text:p text:style-name="Preformatted_20_Text"><text:s text:c="9"/>b=* (zero or more bandwidth information lines)</text:p>
      <text:p text:style-name="Preformatted_20_Text"><text:s text:c="9"/>One or more time descriptions:</text:p>
      <text:p text:style-name="Preformatted_20_Text"><text:s text:c="11"/>("t=", "r=" and "z=" lines; see below)</text:p>
      <text:p text:style-name="Preformatted_20_Text"><text:s text:c="9"/>k=* (obsolete)</text:p>
      <text:p text:style-name="Preformatted_20_Text"><text:s text:c="9"/>a=* (zero or more session attribute lines)</text:p>
      <text:p text:style-name="Preformatted_20_Text"><text:s text:c="9"/>Zero or more media descriptions</text:p>
      <text:p text:style-name="Preformatted_20_Text"/>
      <text:p text:style-name="Preformatted_20_Text"><text:s text:c="6"/>Time description</text:p>
      <text:p text:style-name="Preformatted_20_Text"><text:s text:c="9"/>t= <text:s/>(time the session is active)</text:p>
      <text:p text:style-name="Preformatted_20_Text"><text:s text:c="9"/>r=* (zero or more repeat times)</text:p>
      <text:p text:style-name="Preformatted_20_Text"><text:s text:c="9"/>z=* (optional time zone offset line)</text:p>
      <text:p text:style-name="Preformatted_20_Text"/>
      <text:p text:style-name="Preformatted_20_Text"><text:s text:c="6"/>Media description, if present</text:p>
      <text:p text:style-name="Preformatted_20_Text"><text:s text:c="9"/>m= <text:s/>(media name and transport address)</text:p>
      <text:p text:style-name="Preformatted_20_Text"><text:s text:c="9"/>i=* (media title)</text:p>
      <text:p text:style-name="Preformatted_20_Text"><text:s text:c="9"/>c=* (connection information -- optional if included at</text:p>
      <text:p text:style-name="Preformatted_20_Text"><text:s text:c="14"/>session level)</text:p>
      <text:p text:style-name="Preformatted_20_Text"><text:s text:c="9"/>b=* (zero or more bandwidth information lines)</text:p>
      <text:p text:style-name="Preformatted_20_Text"><text:s text:c="9"/>k=* (obsolete)</text:p>
      <text:p text:style-name="Preformatted_20_Text"><text:s text:c="9"/>a=* (zero or more media attribute lines)</text:p>
      <text:p text:style-name="Text_20_body">The v-line</text:p>
      <text:p text:style-name="Preformatted_20_Text"><text:s text:c="9"/>v=0</text:p>
      <text:p text:style-name="Preformatted_20_Text"/>
      <text:p text:style-name="Preformatted_20_Text"><text:s text:c="3"/>The "v=" line (version-field) gives the version of the Session</text:p>
      <text:p text:style-name="Preformatted_20_Text"><text:s text:c="3"/>Description Protocol. <text:s/>This memo defines version 0. <text:s/>There is no</text:p>
      <text:p text:style-name="P14"><text:s text:c="3"/>minor version number.</text:p>
      <text:p text:style-name="P15">The o-line</text:p>
      <text:p text:style-name="Preformatted_20_Text"><text:s text:c="8"/>o=&lt;username&gt; &lt;sess-id&gt; &lt;sess-version&gt; &lt;nettype&gt; &lt;addrtype&gt;</text:p>
      <text:p text:style-name="Preformatted_20_Text"><text:s text:c="8"/>&lt;unicast-address&gt;</text:p>
      <text:p text:style-name="Preformatted_20_Text"/>
      <text:p text:style-name="Preformatted_20_Text"><text:s text:c="3"/>The "o=" line (origin-field) gives the originator of the session (her</text:p>
      <text:p text:style-name="Preformatted_20_Text"><text:s text:c="3"/>username and the address of the user's host) plus a session</text:p>
      <text:p text:style-name="Preformatted_20_Text"><text:s text:c="3"/>identifier and version number:</text:p>
      <text:p text:style-name="Preformatted_20_Text"/>
      <text:p text:style-name="Preformatted_20_Text"><text:s text:c="3"/>&lt;username&gt; <text:s/>is the user's login on the originating host, or it is "-"</text:p>
      <text:p text:style-name="Preformatted_20_Text"><text:s text:c="6"/>if the originating host does not support the concept of user IDs.</text:p>
      <text:p text:style-name="Preformatted_20_Text"><text:s text:c="6"/>The &lt;username&gt; MUST NOT contain spaces.</text:p>
      <text:p text:style-name="Preformatted_20_Text"/>
      <text:p text:style-name="Preformatted_20_Text"><text:s text:c="3"/>&lt;sess-id&gt; <text:s/>is a numeric string such that the tuple of &lt;username&gt;,</text:p>
      <text:p text:style-name="Preformatted_20_Text"><text:s text:c="6"/>&lt;sess-id&gt;, &lt;nettype&gt;, &lt;addrtype&gt;, and &lt;unicast-address&gt; forms a</text:p>
      <text:p text:style-name="Preformatted_20_Text"><text:s text:c="6"/>globally unique identifier for the session. <text:s/>The method of &lt;sess-</text:p>
      <text:p text:style-name="Preformatted_20_Text"><text:s text:c="6"/>id&gt; allocation is up to the creating tool, but a timestamp, in</text:p>
      <text:p text:style-name="Preformatted_20_Text"><text:s text:c="6"/>seconds since January 1, 1900 UTC, is recommended to ensure</text:p>
      <text:p text:style-name="Preformatted_20_Text"><text:s text:c="6"/>uniqueness.</text:p>
      <text:p text:style-name="Preformatted_20_Text"/>
      <text:p text:style-name="Preformatted_20_Text"><text:s text:c="3"/>&lt;sess-version&gt; <text:s/>is a version number for this session description.</text:p>
      <text:p text:style-name="Preformatted_20_Text"><text:s text:c="6"/>Its usage is up to the creating tool, so long as &lt;sess-version&gt; is</text:p>
      <text:p text:style-name="Preformatted_20_Text"><text:s text:c="6"/>increased when a modification is made to the session description.</text:p>
      <text:p text:style-name="Preformatted_20_Text"><text:s text:c="6"/>Again, as with &lt;sess-id&gt; it is RECOMMENDED that a timestamp be</text:p>
      <text:p text:style-name="Preformatted_20_Text"><text:s text:c="6"/>used.</text:p>
      <text:p text:style-name="Preformatted_20_Text"/>
      <text:p text:style-name="Preformatted_20_Text"><text:s text:c="3"/>&lt;nettype&gt; <text:s/>is a text string giving the type of network. <text:s/>Initially,</text:p>
      <text:p text:style-name="Preformatted_20_Text"><text:s text:c="6"/>"IN" is defined to have the meaning "Internet", but other values</text:p>
      <text:p text:style-name="Preformatted_20_Text"><text:s text:c="6"/>MAY be registered in the future (see Section 8).</text:p>
      <text:p text:style-name="Preformatted_20_Text"/>
      <text:p text:style-name="Preformatted_20_Text"><text:s text:c="3"/>&lt;addrtype&gt; <text:s/>is a text string giving the type of the address that</text:p>
      <text:p text:style-name="Preformatted_20_Text"><text:s text:c="6"/>follows. <text:s/>Initially, "IP4" and "IP6" are defined, but other values</text:p>
      <text:p text:style-name="Preformatted_20_Text"><text:s text:c="6"/>MAY be registered in the future (see Section 8).</text:p>
      <text:p text:style-name="Preformatted_20_Text"/>
      <text:p text:style-name="Preformatted_20_Text"><text:s text:c="3"/>&lt;unicast-address&gt; <text:s/>is an address of the machine from which the</text:p>
      <text:p text:style-name="Preformatted_20_Text"><text:s text:c="6"/>session was created. <text:s/>For an address type of "IP4", this is either</text:p>
      <text:p text:style-name="Preformatted_20_Text"><text:s text:c="6"/>a fully qualified domain name of the machine or the dotted-decimal</text:p>
      <text:p text:style-name="Preformatted_20_Text"><text:s text:c="6"/>representation of an IP version 4 address of the machine. <text:s/>For an</text:p>
      <text:p text:style-name="Preformatted_20_Text"><text:s text:c="6"/>address type of "IP6", this is either a fully qualified domain</text:p>
      <text:p text:style-name="Preformatted_20_Text"><text:s text:c="6"/>name of the machine or the address of the machine represented as</text:p>
      <text:p text:style-name="Preformatted_20_Text"><text:s text:c="6"/>specified in Section 4 of [RFC5952]. <text:s/>For both "IP4" and "IP6",</text:p>
      <text:p text:style-name="Preformatted_20_Text"><text:s text:c="6"/>the fully qualified domain name is the form that SHOULD be given</text:p>
      <text:p text:style-name="Preformatted_20_Text"><text:s text:c="6"/>unless this is unavailable, in which case a globally unique</text:p>
      <text:p text:style-name="Preformatted_20_Text"><text:s text:c="6"/>address MAY be substituted.</text:p>
      <text:p text:style-name="Preformatted_20_Text"/>
      <text:p text:style-name="Preformatted_20_Text"><text:s text:c="3"/>In general, the "o=" line serves as a globally unique identifier for</text:p>
      <text:p text:style-name="Preformatted_20_Text"><text:s text:c="3"/>this version of the session description, and the subfields excepting</text:p>
      <text:p text:style-name="Preformatted_20_Text"><text:s text:c="3"/>the version, taken together identify the session irrespective of any</text:p>
      <text:p text:style-name="Preformatted_20_Text"><text:s text:c="3"/>modifications.</text:p>
      <text:p text:style-name="P14"/>
      <text:p text:style-name="Text_20_body"/>
      <text:p text:style-name="P15">The s-, i- and c-line</text:p>
      <text:p text:style-name="Preformatted_20_Text"><text:s text:c="6"/>s=&lt;session name&gt;</text:p>
      <text:p text:style-name="Preformatted_20_Text"/>
      <text:p text:style-name="Preformatted_20_Text"><text:s text:c="3"/>The "s=" line (session-name-field) is the textual session name.</text:p>
      <text:p text:style-name="Preformatted_20_Text"><text:s text:c="3"/>There MUST be one and only one "s=" line per session description.</text:p>
      <text:p text:style-name="Preformatted_20_Text"><text:s text:c="3"/>The "s=" line MUST NOT be empty. <text:s/>If a session has no meaningful</text:p>
      <text:p text:style-name="Preformatted_20_Text"><text:s text:c="3"/>name, then "s= " or "s=-" (i.e., a single space or dash as the</text:p>
      <text:p text:style-name="Preformatted_20_Text"><text:s text:c="3"/>session name) is RECOMMENDED. <text:s/>If a session-level "a=charset:"</text:p>
      <text:p text:style-name="Preformatted_20_Text"><text:s text:c="3"/>attribute is present, it specifies the character set used in the "s="</text:p>
      <text:p text:style-name="Preformatted_20_Text"><text:s text:c="3"/>field. <text:s/>If a session-level "a=charset:" attribute is not present, the</text:p>
      <text:p text:style-name="P14"><text:s text:c="3"/>"s=" field MUST contain ISO 10646 characters in UTF-8 encoding.</text:p>
      <text:p text:style-name="Preformatted_20_Text"><text:s text:c="6"/>i=&lt;session information&gt;</text:p>
      <text:p text:style-name="Preformatted_20_Text"/>
      <text:p text:style-name="Preformatted_20_Text"><text:s text:c="3"/>The "i=" line (information-field) provides textual information about</text:p>
      <text:p text:style-name="Preformatted_20_Text"><text:s text:c="3"/>the session. <text:s/>There can be at most one session-level "i=" line per</text:p>
      <text:p text:style-name="Preformatted_20_Text"><text:s text:c="3"/>session description, and at most one "i=" line in each media</text:p>
      <text:p text:style-name="Preformatted_20_Text"><text:s text:c="3"/>description. <text:s/>Unless a media-level "i=" line is provided, the</text:p>
      <text:p text:style-name="Preformatted_20_Text"><text:s text:c="3"/>session-level "i=" line applies to that media description. <text:s/>If the</text:p>
      <text:p text:style-name="Preformatted_20_Text"><text:s text:c="3"/>"a=charset:" attribute is present, it specifies the character set</text:p>
      <text:p text:style-name="Preformatted_20_Text"><text:s text:c="3"/>used in the "i=" line. <text:s/>If the "a=charset:" attribute is not present,</text:p>
      <text:p text:style-name="Preformatted_20_Text"><text:s text:c="3"/>the "i=" line MUST contain ISO 10646 characters in UTF-8 encoding.</text:p>
      <text:p text:style-name="Preformatted_20_Text"/>
      <text:p text:style-name="Preformatted_20_Text">......</text:p>
      <text:p text:style-name="Preformatted_20_Text"/>
      <text:p text:style-name="Preformatted_20_Text"><text:s text:c="3"/>The "i=" line is intended to provide a free-form human-readable</text:p>
      <text:p text:style-name="Preformatted_20_Text"><text:s text:c="3"/>description of the session or the purpose of a media stream. <text:s/>It is</text:p>
      <text:p text:style-name="P14"><text:s text:c="3"/>not suitable for parsing by automata.</text:p>
      <text:p text:style-name="Preformatted_20_Text">......</text:p>
      <text:p text:style-name="Preformatted_20_Text"><text:s text:c="6"/>c=&lt;nettype&gt; &lt;addrtype&gt; &lt;connection-address&gt;</text:p>
      <text:p text:style-name="Preformatted_20_Text"/>
      <text:p text:style-name="Preformatted_20_Text"><text:s text:c="3"/>The "c=" line (connection-field) contains information necessary to</text:p>
      <text:p text:style-name="Preformatted_20_Text"><text:s text:c="3"/>establish a network connection.</text:p>
      <text:p text:style-name="Preformatted_20_Text"/>
      <text:p text:style-name="Preformatted_20_Text"><text:s text:c="3"/>A session description MUST contain either at least one "c=" line in</text:p>
      <text:p text:style-name="Preformatted_20_Text"><text:s text:c="3"/>each media description or a single "c=" line at the session level.</text:p>
      <text:p text:style-name="Preformatted_20_Text"><text:s text:c="3"/>It MAY contain a single session-level "c=" line and additional media-</text:p>
      <text:p text:style-name="Preformatted_20_Text"><text:s text:c="3"/>level "c=" line(s) per-media-description, in which case the media-</text:p>
      <text:p text:style-name="Preformatted_20_Text"><text:s text:c="3"/>level values override the session-level settings for the respective</text:p>
      <text:p text:style-name="P14"><text:s text:c="3"/>media.</text:p>
      <text:p text:style-name="Text_20_body"/>
      <text:p text:style-name="P15">Attributes</text:p>
      <text:p text:style-name="Preformatted_20_Text"><text:s text:c="6"/>a=&lt;attribute-name&gt;</text:p>
      <text:p text:style-name="Preformatted_20_Text"><text:s text:c="6"/>a=&lt;attribute-name&gt;:&lt;attribute-value&gt;</text:p>
      <text:p text:style-name="Preformatted_20_Text"/>
      <text:p text:style-name="Preformatted_20_Text"><text:s text:c="3"/>Attributes are the primary means for extending SDP. <text:s/>Attributes may</text:p>
      <text:p text:style-name="Preformatted_20_Text"><text:s text:c="3"/>be defined to be used as session-level attributes, media-level</text:p>
      <text:p text:style-name="Preformatted_20_Text"><text:s text:c="3"/>attributes, or both. <text:s/>(Attribute scopes in addition to media-level</text:p>
      <text:p text:style-name="Preformatted_20_Text"><text:s text:c="3"/>and session-level scopes may also be defined in extensions to this</text:p>
      <text:p text:style-name="Preformatted_20_Text"><text:s text:c="3"/>document, e.g., [RFC5576] and [RFC8864].)</text:p>
      <text:p text:style-name="Preformatted_20_Text"/>
      <text:p text:style-name="Preformatted_20_Text"><text:s text:c="3"/>A media description may contain any number of "a=" lines (attribute-</text:p>
      <text:p text:style-name="Preformatted_20_Text"><text:s text:c="3"/>fields) that are media description specific. <text:s/>These are referred to</text:p>
      <text:p text:style-name="Preformatted_20_Text"><text:s text:c="3"/>as media-level attributes and add information about the media</text:p>
      <text:p text:style-name="Preformatted_20_Text"><text:s text:c="3"/>description. <text:s/>Attribute-fields can also be added before the first</text:p>
      <text:p text:style-name="Preformatted_20_Text"><text:s text:c="3"/>media description; these session-level attributes convey additional</text:p>
      <text:p text:style-name="Preformatted_20_Text"><text:s text:c="3"/>information that applies to the session as a whole rather than to</text:p>
      <text:p text:style-name="Preformatted_20_Text"><text:s text:c="3"/>individual media descriptions.</text:p>
      <text:p text:style-name="Preformatted_20_Text"/>
      <text:p text:style-name="Text_20_body">The time description</text:p>
      <text:p text:style-name="Preformatted_20_Text"><text:s text:c="6"/>t=&lt;start-time&gt; &lt;stop-time&gt;</text:p>
      <text:p text:style-name="Preformatted_20_Text"/>
      <text:p text:style-name="Preformatted_20_Text"><text:s text:c="3"/>A "t=" line (time-field) begins a time description that specifies the</text:p>
      <text:p text:style-name="Preformatted_20_Text"><text:s text:c="3"/>start and stop times for a session. <text:s/>Multiple time descriptions MAY</text:p>
      <text:p text:style-name="Preformatted_20_Text"><text:s text:c="3"/>be used if a session is active at multiple irregularly spaced times;</text:p>
      <text:p text:style-name="Preformatted_20_Text"><text:s text:c="3"/>each additional time description specifies additional periods of time</text:p>
      <text:p text:style-name="Preformatted_20_Text"><text:s text:c="3"/>for which the session will be active. <text:s/>If the session is active at</text:p>
      <text:p text:style-name="Preformatted_20_Text"><text:s text:c="3"/>regular repeat times, a repeat description, begun by an "r=" line</text:p>
      <text:p text:style-name="Preformatted_20_Text"><text:s text:c="3"/>(see Section 5.10) can be included following the time-field -- in</text:p>
      <text:p text:style-name="Preformatted_20_Text"><text:s text:c="3"/>which case the time-field specifies the start and stop times of the</text:p>
      <text:p text:style-name="Preformatted_20_Text"><text:s text:c="3"/>entire repeat sequence.</text:p>
      <text:p text:style-name="Preformatted_20_Text"/>
      <text:p text:style-name="Preformatted_20_Text"><text:s text:c="3"/>The following example specifies two active intervals:</text:p>
      <text:p text:style-name="Preformatted_20_Text"/>
      <text:p text:style-name="Preformatted_20_Text"><text:s text:c="6"/>t=3724394400 3724398000 ; Mon 8-Jan-2018 10:00-11:00 UTC</text:p>
      <text:p text:style-name="Preformatted_20_Text"><text:s text:c="6"/>t=3724484400 3724488000 ; Tue 9-Jan-2018 11:00-12:00 UTC</text:p>
      <text:p text:style-name="Preformatted_20_Text"/>
      <text:p text:style-name="Preformatted_20_Text"><text:s text:c="3"/>The first and second subfields of the time-field give the start and</text:p>
      <text:p text:style-name="Preformatted_20_Text"><text:s text:c="3"/>stop times, respectively, for the session. <text:s/>These are the decimal</text:p>
      <text:p text:style-name="Preformatted_20_Text"><text:s text:c="3"/>representation of time values in seconds since January 1, 1900 UTC.</text:p>
      <text:p text:style-name="Preformatted_20_Text"><text:s text:c="3"/>To convert these values to Unix time (UTC), subtract decimal</text:p>
      <text:p text:style-name="Preformatted_20_Text"><text:s text:c="3"/>2208988800.</text:p>
      <text:p text:style-name="Preformatted_20_Text"/>
      <text:p text:style-name="Preformatted_20_Text"><text:s text:c="3"/>Some time representations will wrap in the year 2036. <text:s/>Because SDP</text:p>
      <text:p text:style-name="Preformatted_20_Text"><text:s text:c="3"/>uses an arbitrary length decimal representation, it does not have</text:p>
      <text:p text:style-name="Preformatted_20_Text"><text:s text:c="3"/>this issue. <text:s/>Implementations of SDP need to be prepared to handle</text:p>
      <text:p text:style-name="Preformatted_20_Text"><text:s text:c="3"/>these larger values.</text:p>
      <text:p text:style-name="Preformatted_20_Text"/>
      <text:p text:style-name="Preformatted_20_Text"><text:s text:c="3"/>If the &lt;stop-time&gt; is set to zero, then the session is not bounded,</text:p>
      <text:p text:style-name="Preformatted_20_Text"><text:s text:c="3"/>though it will not become active until after the &lt;start-time&gt;. <text:s/>If</text:p>
      <text:p text:style-name="Preformatted_20_Text"><text:s text:c="3"/>the &lt;start-time&gt; is also zero, the session is regarded as permanent.</text:p>
      <text:p text:style-name="Preformatted_20_Text"/>
      <text:p text:style-name="Preformatted_20_Text"><text:s text:c="3"/>User interfaces SHOULD strongly discourage the creation of unbounded</text:p>
      <text:p text:style-name="Preformatted_20_Text"><text:s text:c="3"/>and permanent sessions as they give no information about when the</text:p>
      <text:p text:style-name="Preformatted_20_Text"><text:s text:c="3"/>session is actually going to terminate, and so make scheduling</text:p>
      <text:p text:style-name="P14"><text:s text:c="3"/>difficult.</text:p>
      <text:p text:style-name="P15">Media Descriptions</text:p>
      <text:p text:style-name="Preformatted_20_Text"><text:s text:c="6"/>m=&lt;media&gt; &lt;port&gt; &lt;proto&gt; &lt;fmt&gt; ...</text:p>
      <text:p text:style-name="Preformatted_20_Text"/>
      <text:p text:style-name="Preformatted_20_Text"><text:s text:c="3"/>A session description may contain a number of media descriptions.</text:p>
      <text:p text:style-name="Preformatted_20_Text"><text:s text:c="3"/>Each media description starts with an "m=" line (media-field) and is</text:p>
      <text:p text:style-name="Preformatted_20_Text"><text:s text:c="3"/>terminated by either the next "m=" line or by the end of the session</text:p>
      <text:p text:style-name="Preformatted_20_Text"><text:s text:c="3"/>description. <text:s/>A media-field has several subfields:</text:p>
      <text:p text:style-name="Preformatted_20_Text"/>
      <text:p text:style-name="Preformatted_20_Text"><text:s text:c="3"/>&lt;media&gt; <text:s/>is the media type. <text:s/>This document defines the values</text:p>
      <text:p text:style-name="Preformatted_20_Text"><text:s text:c="6"/>"audio", "video", "text", "application", and "message". <text:s/>This list</text:p>
      <text:p text:style-name="Preformatted_20_Text"><text:s text:c="6"/>is extended by other memos and may be further extended by</text:p>
      <text:p text:style-name="Preformatted_20_Text"><text:s text:c="6"/>additional memos registering media types in the future (see</text:p>
      <text:p text:style-name="Preformatted_20_Text"><text:s text:c="6"/>Section 8). <text:s/>For example, [RFC6466] defined the "image" media</text:p>
      <text:p text:style-name="Preformatted_20_Text"><text:s text:c="6"/>type.</text:p>
      <text:p text:style-name="Preformatted_20_Text"/>
      <text:p text:style-name="Preformatted_20_Text"><text:s text:c="3"/>&lt;port&gt; <text:s/>is the transport port to which the media stream is sent. <text:s/>The</text:p>
      <text:p text:style-name="Preformatted_20_Text"><text:s text:c="6"/>meaning of the transport port depends on the network being used as</text:p>
      <text:p text:style-name="Preformatted_20_Text"><text:s text:c="6"/>specified in the relevant "c=" line, and on the transport protocol</text:p>
      <text:p text:style-name="Preformatted_20_Text"><text:s text:c="6"/>defined in the &lt;proto&gt; subfield of the media-field. <text:s/>Other ports</text:p>
      <text:p text:style-name="Preformatted_20_Text"><text:s text:c="6"/>used by the media application (such as the RTP Control Protocol</text:p>
      <text:p text:style-name="Preformatted_20_Text"><text:s text:c="6"/>(RTCP) port [RFC3550]) MAY be derived algorithmically from the</text:p>
      <text:p text:style-name="Preformatted_20_Text"><text:s text:c="6"/>base media port or MAY be specified in a separate attribute (for</text:p>
      <text:p text:style-name="P14"><text:s text:c="6"/>example, the "a=rtcp:" attribute as defined in [RFC3605]).</text:p>
      <text:p text:style-name="Preformatted_20_Text">......</text:p>
      <text:p text:style-name="Preformatted_20_Text"><text:s text:c="3"/>&lt;proto&gt; <text:s/>is the transport protocol. <text:s/>The meaning of the transport</text:p>
      <text:p text:style-name="Preformatted_20_Text"><text:s text:c="6"/>protocol is dependent on the address type subfield in the relevant</text:p>
      <text:p text:style-name="Preformatted_20_Text"><text:s text:c="6"/>"c=" line. <text:s/>Thus a "c=" line with an address type of "IP4"</text:p>
      <text:p text:style-name="Preformatted_20_Text"><text:s text:c="6"/>indicates that the transport protocol runs over IPv4. <text:s/>The</text:p>
      <text:p text:style-name="Preformatted_20_Text"><text:s text:c="6"/>following transport protocols are defined, but may be extended</text:p>
      <text:p text:style-name="Preformatted_20_Text"><text:s text:c="6"/>through registration of new protocols with IANA (see Section 8):</text:p>
      <text:p text:style-name="Preformatted_20_Text"/>
      <text:p text:style-name="Preformatted_20_Text"><text:s text:c="6"/>* <text:s/>udp: denotes that the data is transported directly in UDP with</text:p>
      <text:p text:style-name="Preformatted_20_Text"><text:s text:c="9"/>no additional framing.</text:p>
      <text:p text:style-name="Preformatted_20_Text"/>
      <text:p text:style-name="Preformatted_20_Text"><text:s text:c="6"/>* <text:s/>RTP/AVP: denotes RTP [RFC3550] used under the RTP Profile for</text:p>
      <text:p text:style-name="Preformatted_20_Text"><text:s text:c="9"/>Audio and Video Conferences with Minimal Control [RFC3551]</text:p>
      <text:p text:style-name="Preformatted_20_Text"><text:s text:c="9"/>running over UDP.</text:p>
      <text:p text:style-name="Preformatted_20_Text"/>
      <text:p text:style-name="Preformatted_20_Text"><text:s text:c="6"/>* <text:s/>RTP/SAVP: denotes the Secure Real-time Transport Protocol</text:p>
      <text:p text:style-name="Preformatted_20_Text"><text:s text:c="9"/>[RFC3711] running over UDP.</text:p>
      <text:p text:style-name="Preformatted_20_Text"/>
      <text:p text:style-name="Preformatted_20_Text"><text:s text:c="6"/>* <text:s/>RTP/SAVPF: denotes SRTP with the Extended SRTP Profile for</text:p>
      <text:p text:style-name="Preformatted_20_Text"><text:s text:c="9"/>RTCP-Based Feedback [RFC5124] running over UDP.</text:p>
      <text:p text:style-name="Preformatted_20_Text"/>
      <text:p text:style-name="Preformatted_20_Text"><text:s text:c="6"/>The main reason to specify the transport protocol in addition to</text:p>
      <text:p text:style-name="Preformatted_20_Text"><text:s text:c="6"/>the media format is that the same standard media formats may be</text:p>
      <text:p text:style-name="Preformatted_20_Text"><text:s text:c="6"/>carried over different transport protocols even when the network</text:p>
      <text:p text:style-name="Preformatted_20_Text"><text:s text:c="6"/>protocol is the same -- a historical example is vat (MBone's</text:p>
      <text:p text:style-name="Preformatted_20_Text"><text:s text:c="6"/>popular multimedia audio tool) Pulse Code Modulation (PCM) audio</text:p>
      <text:p text:style-name="Preformatted_20_Text"><text:s text:c="6"/>and RTP PCM audio; another might be TCP/RTP PCM audio. <text:s/>In</text:p>
      <text:p text:style-name="Preformatted_20_Text"><text:s text:c="6"/>addition, relays and monitoring tools that are transport-protocol-</text:p>
      <text:p text:style-name="Preformatted_20_Text"><text:s text:c="6"/>specific but format-independent are possible.</text:p>
      <text:p text:style-name="Preformatted_20_Text"/>
      <text:p text:style-name="Preformatted_20_Text"><text:s text:c="3"/>&lt;fmt&gt; <text:s/>is a media format description. <text:s/>The fourth and any subsequent</text:p>
      <text:p text:style-name="Preformatted_20_Text"><text:s text:c="6"/>subfields describe the format of the media. <text:s/>The interpretation of</text:p>
      <text:p text:style-name="Preformatted_20_Text"><text:s text:c="6"/>the media format depends on the value of the &lt;proto&gt; subfield.</text:p>
      <text:p text:style-name="Text_20_body"><text:soft-page-break/>We use a media description with the values</text:p>
      <text:list xml:id="list4667600233414790601" text:style-name="L5">
        <text:list-item>
          <text:p text:style-name="P27">&lt;media&gt; = application</text:p>
        </text:list-item>
        <text:list-item>
          <text:p text:style-name="P27">&lt;proto&gt; = TCP/WS/C3P or &lt;proto&gt; = TCP/WSS/C3P</text:p>
        </text:list-item>
        <text:list-item>
          <text:p text:style-name="P27">&lt;fmt&gt; = *</text:p>
        </text:list-item>
      </text:list>
      <text:p text:style-name="Text_20_body"/>
      <text:p text:style-name="Text_20_body">This decision is based on following considerations.</text:p>
      <text:list xml:id="list3026327899693926727" text:style-name="L6">
        <text:list-item>
          <text:p text:style-name="P28">The implementation of the JSONverse is based on socket.io, which uses WebSocket transport</text:p>
        </text:list-item>
        <text:list-item>
          <text:p text:style-name="P28">A similar media type has been defined in RFC 8856 - Session Description Protocol (SDP) Format for Binary Floor Control Protocol (BFCP) Streams and RFC 8857 - Session Description Protocol (SDP) Format for Binary Floor Control Protocol (BFCP) Streams</text:p>
          <text:list>
            <text:list-item>
              <text:p text:style-name="P28">&lt;media&gt; = application shall be used</text:p>
            </text:list-item>
            <text:list-item>
              <text:p text:style-name="P28">RFC 8857 defines &lt;proto&gt; = TCP/WS/BFCP or &lt;proto&gt; = <text:s/>TCP/WSS/BFCP</text:p>
            </text:list-item>
            <text:list-item>
              <text:p text:style-name="P28">&lt;fmt&gt; = *</text:p>
            </text:list-item>
          </text:list>
        </text:list-item>
        <text:list-item>
          <text:p text:style-name="P28">We call our WebSocket sub-protocol the C3P = Collaborative 3D Profile</text:p>
        </text:list-item>
      </text:list>
      <text:h text:style-name="Heading_20_2" text:outline-level="2">RFC 4145 – TCP-Based Media Transport in the Session Description Protocol (SDP)</text:h>
      <text:p text:style-name="Text_20_body">The attributes connection and setup are defined in this RFC. Follow some citings from RFC 4145</text:p>
      <text:p text:style-name="Preformatted_20_Text"><text:s text:c="9"/>setup-attr <text:s text:c="10"/>= <text:s/>"a=setup:" role</text:p>
      <text:p text:style-name="Preformatted_20_Text"><text:s text:c="9"/>role <text:s text:c="16"/>= <text:s/>"active" / "passive" / "actpass"</text:p>
      <text:p text:style-name="Preformatted_20_Text"><text:s text:c="33"/>/ "holdconn"</text:p>
      <text:p text:style-name="Preformatted_20_Text"/>
      <text:p text:style-name="Preformatted_20_Text"><text:s text:c="6"/>'active': The endpoint will initiate an outgoing connection.</text:p>
      <text:p text:style-name="Preformatted_20_Text"/>
      <text:p text:style-name="Preformatted_20_Text"><text:s text:c="6"/>'passive': The endpoint will accept an incoming connection.</text:p>
      <text:p text:style-name="Preformatted_20_Text"/>
      <text:p text:style-name="Preformatted_20_Text"><text:s text:c="6"/>'actpass': The endpoint is willing to accept an incoming</text:p>
      <text:p text:style-name="Preformatted_20_Text"><text:s text:c="6"/>connection or to initiate an outgoing connection.</text:p>
      <text:p text:style-name="Preformatted_20_Text"/>
      <text:p text:style-name="Preformatted_20_Text"><text:s text:c="6"/>'holdconn': The endpoint does not want the connection to be</text:p>
      <text:p text:style-name="Preformatted_20_Text"><text:s text:c="6"/>established for the time being.</text:p>
      <text:p text:style-name="P14"/>
      <text:p text:style-name="P14">......</text:p>
      <text:p text:style-name="Preformatted_20_Text"><text:s text:c="9"/>connection-attr <text:s text:c="7"/>= "a=connection:" conn-value</text:p>
      <text:p text:style-name="P14"><text:s text:c="9"/>conn-value <text:s text:c="12"/>= "new" / "existing"</text:p>
      <text:p text:style-name="P14"/>
      <text:h text:style-name="P21" text:outline-level="2">RFC 8124 - The Session Description Protocol (SDP) WebSocket Connection URI Attribute</text:h>
      <text:p text:style-name="Text_20_body">The websocket-uri attribute is defined in RFC 8124, follows a citing:</text:p>
      <text:p text:style-name="Preformatted_20_Text"><text:s/><text:span text:style-name="T4"><text:s text:c="2"/>This section defines a new SDP media-level attribute, "websocket-</text:span></text:p>
      <text:p text:style-name="P13"><text:s text:c="3"/>uri", which can appear in any of the media sections.</text:p>
      <text:p text:style-name="P13"/>
      <text:p text:style-name="P13"><text:s text:c="3"/>Example:</text:p>
      <text:p text:style-name="P13"><text:s/></text:p>
      <text:p text:style-name="P13"><text:s text:c="6"/>a=websocket-uri:wss://example.com/chat</text:p>
      <text:p text:style-name="P13"/>
      <text:p text:style-name="P13"><text:s text:c="3"/>Where "wss://example.com/chat" is the ws-URI defined in Section 3 of</text:p>
      <text:p text:style-name="P13"><text:s text:c="3"/>[RFC6455].</text:p>
      <text:p text:style-name="P13"><text:s/></text:p>
      <text:p text:style-name="P13"><text:s text:c="3"/>When the "websocket-uri" attribute is present in the media section of</text:p>
      <text:p text:style-name="P13"><text:s text:c="3"/>the SDP, the IP address in "c=" line SHALL be ignored and the full</text:p>
      <text:p text:style-name="P13"><text:s text:c="3"/>URI SHALL be used instead to open the WebSocket connection. <text:s/>The</text:p>
      <text:p text:style-name="P13"><text:s text:c="3"/>clients MUST ensure that they use the URI to open the WebSocket</text:p>
      <text:p text:style-name="P13"><text:s text:c="3"/>connection and ignore the IP address in the "c=" line and the port in</text:p>
      <text:p text:style-name="P13"><text:s text:c="3"/>the "m=" line.</text:p>
      <text:p text:style-name="P1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Hobby Report 014<text:tab/>Our Little MUD<text:tab/>Version 0.0.8 / 2025-02-25</text:p>
        <text:p text:style-name="Header">This text is a service of <text:a xlink:type="simple" xlink:href="https://github.com/christoph-v/spark" text:style-name="Internet_20_link" text:visited-style-name="Visited_20_Internet_20_Link">https://github.com/christoph-v/spark</text:a><text:tab/>First Ideas</text:p>
      </style:header>
      <style:footer>
        <text:p text:style-name="Footer"><text:tab/>Page <text:page-number text:select-page="current">15</text:page-number> of <text:page-count>15</text:page-count><text:tab/>C. Valentin</text:p>
      </style:footer>
    </style:master-page>
    <style:master-page style:name="Landscape" style:page-layout-name="Mpm2">
      <style:header>
        <text:p text:style-name="Header">Hibernation Report 013<text:tab/>The Decision<text:tab/>Version 4.3.7a / 2023-05-27</text:p>
        <text:p text:style-name="Header">This text is a service of <text:a xlink:type="simple" xlink:href="https://github.com/christoph-v/spark" text:style-name="Internet_20_link" text:visited-style-name="Visited_20_Internet_20_Link">https://github.com/christoph-v/spark</text:a><text:tab/>Definition of Release "Fiat A"</text:p>
      </style:header>
      <style:footer>
        <text:p text:style-name="Footer">Page <text:page-number text:select-page="current"/> of <text:page-count>15</text:page-count><text:tab/>C. Valentin</text:p>
      </style:footer>
    </style:master-page>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21H45M41S</meta:editing-duration>
    <meta:editing-cycles>240</meta:editing-cycles>
    <meta:generator>OpenOffice/4.1.5$Win32 OpenOffice.org_project/415m1$Build-9789</meta:generator>
    <dc:date>2025-02-25T22:16:19.53</dc:date>
    <dc:creator>x </dc:creator>
    <meta:document-statistic meta:table-count="0" meta:image-count="0" meta:object-count="3" meta:page-count="15" meta:paragraph-count="424" meta:word-count="4160" meta:character-count="2709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713cm" fo:min-width="2.961cm"/>
    </style:style>
    <style:style style:name="gr3" style:family="graphic" style:parent-style-name="standard">
      <style:graphic-properties draw:stroke="none" svg:stroke-color="#000000" draw:fill="none" draw:fill-color="#ffffff" draw:textarea-horizontal-align="left" draw:auto-grow-height="true" draw:auto-grow-width="true" fo:min-height="0.713cm" fo:min-width="2.995cm"/>
    </style:style>
    <style:style style:name="gr4" style:family="graphic" style:parent-style-name="objectwithoutfill">
      <style:graphic-properties svg:stroke-width="0.152cm" draw:marker-start-width="0.427cm" draw:marker-end-width="0.427cm" draw:fill="none" draw:textarea-vertical-align="middle" fo:padding-top="0.2cm" fo:padding-bottom="0.2cm" fo:padding-left="0.325cm" fo:padding-right="0.325cm"/>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2.153cm"/>
    </style:style>
    <style:style style:name="gr6" style:family="graphic" style:parent-style-name="standard">
      <style:graphic-properties draw:fill="solid" draw:fill-color="#ffffff" draw:textarea-horizontal-align="justify" draw:textarea-vertical-align="middle" draw:auto-grow-height="false" fo:min-height="0cm" fo:min-width="0cm"/>
    </style:style>
    <style:style style:name="gr7"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8" style:family="graphic" style:parent-style-name="standard">
      <style:graphic-properties draw:stroke="none" svg:stroke-color="#000000" draw:fill="none" draw:fill-color="#ffffff" draw:textarea-horizontal-align="left" draw:auto-grow-height="true" draw:auto-grow-width="true" fo:min-height="0.713cm" fo:min-width="1.801cm"/>
    </style:style>
    <style:style style:name="gr9" style:family="graphic" style:parent-style-name="standard">
      <style:graphic-properties draw:stroke="none" svg:stroke-color="#000000" draw:fill="none" draw:fill-color="#ffffff" draw:textarea-horizontal-align="left" draw:auto-grow-height="true" draw:auto-grow-width="true" fo:min-height="0.713cm" fo:min-width="1.835cm"/>
    </style:style>
    <style:style style:name="gr10" style:family="graphic" style:parent-style-name="standard">
      <style:graphic-properties draw:stroke="none" svg:stroke-color="#000000" draw:fill="none" draw:fill-color="#ffffff" draw:textarea-horizontal-align="left" draw:auto-grow-height="true" draw:auto-grow-width="true" fo:min-height="0.713cm" fo:min-width="2.313cm"/>
    </style:style>
    <style:style style:name="gr11" style:family="graphic" style:parent-style-name="standard">
      <style:graphic-properties draw:stroke="none" svg:stroke-color="#000000" draw:fill="none" draw:fill-color="#ffffff" draw:textarea-horizontal-align="left" draw:auto-grow-height="true" draw:auto-grow-width="true" fo:min-height="0.713cm" fo:min-width="2.347cm"/>
    </style:style>
    <style:style style:name="gr12" style:family="graphic" style:parent-style-name="standard">
      <style:graphic-properties draw:stroke="none" svg:stroke-color="#000000" draw:fill="none" draw:fill-color="#ffffff" draw:textarea-horizontal-align="left" draw:auto-grow-height="true" draw:auto-grow-width="true" fo:min-height="0.556cm" fo:min-width="4.333cm"/>
    </style:style>
    <style:style style:name="gr13"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5.054cm" svg:height="3.069cm" svg:x="0.608cm" svg:y="2.368cm">
          <text:p/>
        </draw:rect>
        <draw:rect draw:style-name="gr1" draw:text-style-name="P1" draw:layer="layout" svg:width="5.054cm" svg:height="3.069cm" svg:x="7.964cm" svg:y="2.368cm">
          <text:p/>
        </draw:rect>
        <draw:frame draw:style-name="gr2" draw:layer="layout" svg:width="3.461cm" svg:height="0.963cm" svg:x="1.348cm" svg:y="1.231cm">
          <draw:text-box>
            <text:p>Machine A</text:p>
          </draw:text-box>
        </draw:frame>
        <draw:frame draw:style-name="gr3" draw:layer="layout" svg:width="3.495cm" svg:height="0.963cm" svg:x="8.703cm" svg:y="1.231cm">
          <draw:text-box>
            <text:p>Machine B</text:p>
          </draw:text-box>
        </draw:frame>
        <draw:line draw:style-name="gr4" draw:text-style-name="P1" draw:layer="layout" svg:x1="0.238cm" svg:y1="8.572cm" svg:x2="13.546cm" svg:y2="8.572cm">
          <text:p/>
        </draw:line>
        <draw:line draw:style-name="gr4" draw:text-style-name="P1" draw:layer="layout" svg:x1="3.254cm" svg:y1="5.477cm" svg:x2="3.333cm" svg:y2="8.546cm">
          <text:p/>
        </draw:line>
        <draw:line draw:style-name="gr4" draw:text-style-name="P1" draw:layer="layout" svg:x1="10.611cm" svg:y1="5.452cm" svg:x2="10.69cm" svg:y2="8.521cm">
          <text:p/>
        </draw:line>
        <draw:frame draw:style-name="gr5" draw:layer="layout" svg:width="2.653cm" svg:height="0.963cm" svg:x="5.819cm" svg:y="7.343cm">
          <draw:text-box>
            <text:p>Internet</text:p>
          </draw:text-box>
        </draw:frame>
        <draw:custom-shape draw:style-name="gr6" draw:text-style-name="P1" draw:layer="layout" svg:width="1.429cm" svg:height="1.27cm" svg:x="1.27cm" svg:y="2.6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1.429cm" svg:height="1.27cm" svg:x="3.36cm" svg:y="3.09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1.429cm" svg:height="1.27cm" svg:x="2.672cm" svg:y="2.53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1.429cm" svg:height="1.27cm" svg:x="8.546cm" svg:y="2.5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1.429cm" svg:height="1.27cm" svg:x="11.43cm" svg:y="3.33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path draw:style-name="gr7" draw:text-style-name="P1" draw:layer="layout" svg:width="10.027cm" svg:height="5.05cm" svg:x="1.984cm" svg:y="3.942cm" svg:viewBox="0 0 10028 5051" svg:d="M0 0c7 291 3 580 27 873 30 371 94 735 105 1111 10 362 73 723 106 1085 36 405-3 822 106 1217 74 267 169 692 556 688 316-3 630 3 952 53 347 54 706 0 1058 0 308 0 619 0 927 0s618-17 926 0c320 17 633-39 952-26 281 12 565 0 847 0 326 0 653-3 979 0 317 3 634 5 952 26 296 19 627 37 873-185 248-224 183-562 186-847 3-291 5-582-27-873-33-292 68-582 79-873 11-300 152-554 159-847l53-291 159-291 53-106">
          <text:p/>
        </draw:path>
        <draw:frame draw:style-name="gr8" draw:layer="layout" svg:width="2.301cm" svg:height="0.963cm" svg:x="3.149cm" svg:y="5.504cm">
          <draw:text-box>
            <text:p>@IP A</text:p>
          </draw:text-box>
        </draw:frame>
        <draw:frame draw:style-name="gr9" draw:layer="layout" svg:width="2.335cm" svg:height="0.963cm" svg:x="8.336cm" svg:y="5.558cm">
          <draw:text-box>
            <text:p>@IP B</text:p>
          </draw:text-box>
        </draw:frame>
        <draw:frame draw:style-name="gr10" draw:layer="layout" svg:width="2.813cm" svg:height="0.963cm" svg:x="0.69cm" svg:y="3.943cm">
          <draw:text-box>
            <text:p>PORT A</text:p>
          </draw:text-box>
        </draw:frame>
        <draw:frame draw:style-name="gr11" draw:layer="layout" svg:width="2.847cm" svg:height="0.963cm" svg:x="10.322cm" svg:y="4.474cm">
          <draw:text-box>
            <text:p>PORT B</text:p>
          </draw:text-box>
        </draw:frame>
        <draw:frame draw:style-name="gr12" draw:text-style-name="P2" draw:layer="layout" svg:width="4.833cm" svg:height="0.806cm" svg:x="4.286cm" svg:y="6.471cm">
          <draw:text-box>
            <text:p><text:span text:style-name="T1">Internet Connection</text:span></text:p>
          </draw:text-box>
        </draw:frame>
        <draw:line draw:style-name="gr13" draw:text-style-name="P1" draw:layer="layout" svg:x1="4.445cm" svg:y1="6.826cm" svg:x2="2.249cm" svg:y2="7.302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top"/>
    </style:style>
    <style:style style:name="gr2" style:family="graphic" style:parent-style-name="standard">
      <style:graphic-properties draw:fill="solid" draw:fill-color="#ffffff" draw:textarea-vertical-align="middle"/>
    </style:style>
    <style:style style:name="gr3" style:family="graphic" style:parent-style-name="standard">
      <style:graphic-properties draw:fill="solid" draw:fill-color="#ffffff" draw:textarea-vertical-align="top"/>
    </style:style>
    <style:style style:name="gr4" style:family="graphic" style:parent-style-name="standard">
      <style:graphic-properties draw:textarea-horizontal-align="justify" draw:textarea-vertical-align="middle" draw:auto-grow-height="false" fo:min-height="0cm" fo:min-width="0cm"/>
    </style:style>
    <style:style style:name="gr5" style:family="graphic" style:parent-style-name="standard">
      <style:graphic-properties svg:stroke-width="0.152cm" draw:marker-start-width="0.427cm" draw:marker-end-width="0.427cm" draw:textarea-vertical-align="middle" fo:padding-top="0.2cm" fo:padding-bottom="0.2cm" fo:padding-left="0.325cm" fo:padding-right="0.325cm"/>
    </style:style>
    <style:style style:name="gr6" style:family="graphic" style:parent-style-name="standard">
      <style:graphic-properties draw:stroke="none" svg:stroke-color="#000000" draw:fill="solid" draw:fill-color="#ffffff" draw:textarea-horizontal-align="left" draw:auto-grow-height="true" draw:auto-grow-width="false" fo:min-height="1.425cm" fo:min-width="0cm"/>
    </style:style>
    <style:style style:name="gr7" style:family="graphic" style:parent-style-name="objectwithoutfill">
      <style:graphic-properties draw:fill="none" draw:textarea-vertical-align="middle"/>
    </style:style>
    <style:style style:name="gr8" style:family="graphic" style:parent-style-name="standard">
      <style:graphic-properties draw:marker-start="Arrow" draw:marker-start-width="0.3cm" draw:marker-end="Arrow" draw:marker-end-width="0.3cm"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475cm" fo:min-width="4.371cm"/>
    </style:style>
    <style:style style:name="P1" style:family="paragraph">
      <style:paragraph-properties fo:text-align="center"/>
    </style:style>
    <style:style style:name="P2" style:family="paragraph">
      <style:paragraph-properties fo:text-align="center"/>
      <style:text-properties fo:font-size="12pt" style:font-size-asian="18pt" style:font-size-complex="18pt"/>
    </style:style>
    <style:style style:name="P3" style:family="paragraph">
      <style:text-properties fo:font-size="12pt" style:font-size-asian="12pt" style:font-size-complex="12pt"/>
    </style:style>
    <style:style style:name="T1" style:family="text">
      <style:text-properties fo:font-size="12pt" style:font-size-asian="18pt" style:font-size-complex="18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5.636cm" svg:height="9.155cm" svg:x="9.154cm" svg:y="0.37cm">
          <text:p text:style-name="P1"><text:span text:style-name="T1">X3D Collaboration Server</text:span></text:p>
        </draw:rect>
        <draw:rect draw:style-name="gr1" draw:text-style-name="P2" draw:layer="layout" svg:width="5.636cm" svg:height="4.206cm" svg:x="1.154cm" svg:y="0.371cm">
          <text:p text:style-name="P1"><text:span text:style-name="T1">Client Application of Alice</text:span></text:p>
        </draw:rect>
        <draw:rect draw:style-name="gr2" draw:text-style-name="P2" xml:id="id1" draw:id="id1" draw:layer="layout" svg:width="4.922cm" svg:height="0.688cm" svg:x="1.508cm" svg:y="3.625cm">
          <text:p text:style-name="P1"><text:span text:style-name="T1">Session Level Control</text:span></text:p>
        </draw:rect>
        <draw:rect draw:style-name="gr1" draw:text-style-name="P2" draw:layer="layout" svg:width="5.636cm" svg:height="4.206cm" svg:x="1.234cm" svg:y="5.345cm">
          <text:p text:style-name="P1"><text:span text:style-name="T1">Client Application of Bob</text:span></text:p>
        </draw:rect>
        <draw:rect draw:style-name="gr2" draw:text-style-name="P2" xml:id="id3" draw:id="id3" draw:layer="layout" svg:width="4.922cm" svg:height="0.688cm" svg:x="1.588cm" svg:y="8.599cm">
          <text:p text:style-name="P1"><text:span text:style-name="T1">Session Level Control</text:span></text:p>
        </draw:rect>
        <draw:rect draw:style-name="gr2" draw:text-style-name="P2" xml:id="id2" draw:id="id2" draw:layer="layout" svg:width="4.922cm" svg:height="2.329cm" svg:x="9.552cm" svg:y="5.662cm">
          <text:p text:style-name="P1"><text:span text:style-name="T1">Session Level</text:span></text:p>
          <text:p text:style-name="P1"><text:span text:style-name="T1">State and Events</text:span></text:p>
        </draw:rect>
        <draw:rect draw:style-name="gr2" draw:text-style-name="P2" xml:id="id5" draw:id="id5" draw:layer="layout" svg:width="4.922cm" svg:height="2.329cm" svg:x="9.525cm" svg:y="2.277cm">
          <text:p text:style-name="P1"><text:span text:style-name="T1">Object Level</text:span></text:p>
          <text:p text:style-name="P1"><text:span text:style-name="T1">State and Events</text:span></text:p>
        </draw:rect>
        <draw:rect draw:style-name="gr3" draw:text-style-name="P2" xml:id="id4" draw:id="id4" draw:layer="layout" svg:width="4.922cm" svg:height="1.957cm" svg:x="1.508cm" svg:y="1.429cm">
          <text:p text:style-name="P1"><text:span text:style-name="T1">Objects</text:span></text:p>
        </draw:rect>
        <draw:rect draw:style-name="gr3" draw:text-style-name="P2" xml:id="id6" draw:id="id6" draw:layer="layout" svg:width="4.922cm" svg:height="1.957cm" svg:x="1.587cm" svg:y="6.378cm">
          <text:p text:style-name="P1"><text:span text:style-name="T1">Objects</text:span></text:p>
        </draw:rect>
        <draw:custom-shape draw:style-name="gr4" draw:text-style-name="P1" draw:layer="layout" svg:width="0.926cm" svg:height="0.767cm" svg:x="1.799cm" svg:y="1.87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0.926cm" svg:height="0.767cm" svg:x="2.778cm" svg:y="2.4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0.926cm" svg:height="0.767cm" svg:x="3.916cm" svg:y="1.93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0.926cm" svg:height="0.767cm" svg:x="5.027cm" svg:y="2.3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0.926cm" svg:height="0.767cm" svg:x="3.36cm" svg:y="7.2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0.926cm" svg:height="0.767cm" svg:x="1.984cm" svg:y="6.74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0.926cm" svg:height="0.767cm" svg:x="5.027cm" svg:y="6.8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5" draw:text-style-name="P1" draw:layer="layout" svg:x1="6.43cm" svg:y1="3.969cm" svg:x2="9.552cm" svg:y2="6.826cm" draw:start-shape="id1" draw:start-glue-point="1" draw:end-shape="id2" svg:d="M6430 3969h1561v2857h1561">
          <text:p/>
        </draw:connector>
        <draw:connector draw:style-name="gr5" draw:text-style-name="P1" draw:layer="layout" svg:x1="6.51cm" svg:y1="8.943cm" svg:x2="9.552cm" svg:y2="6.826cm" draw:start-shape="id3" draw:start-glue-point="1" draw:end-shape="id2" draw:end-glue-point="3" svg:d="M6510 8943h1521v-2117h1521">
          <text:p/>
        </draw:connector>
        <draw:frame draw:style-name="gr6" draw:text-style-name="P1" draw:layer="layout" svg:width="5.055cm" svg:height="1.675cm" svg:x="7.883cm" svg:y="1.164cm">
          <draw:text-box>
            <text:p text:style-name="P1">Namespaces</text:p>
            <text:p text:style-name="P1">/obj1, /obj2, ...</text:p>
          </draw:text-box>
        </draw:frame>
        <draw:connector draw:style-name="gr5" draw:text-style-name="P1" draw:layer="layout" draw:line-skew="-0.596cm" svg:x1="6.43cm" svg:y1="2.407cm" svg:x2="9.525cm" svg:y2="3.441cm" draw:start-shape="id4" draw:start-glue-point="1" draw:end-shape="id5" draw:end-glue-point="3" svg:d="M6430 2407h952v1034h2143">
          <text:p/>
        </draw:connector>
        <draw:connector draw:style-name="gr5" draw:text-style-name="P1" draw:layer="layout" draw:line-skew="-0.635cm" svg:x1="6.509cm" svg:y1="7.356cm" svg:x2="9.525cm" svg:y2="3.441cm" draw:start-shape="id6" draw:start-glue-point="1" draw:end-shape="id5" draw:end-glue-point="3" svg:d="M6509 7356h873v-3915h2143">
          <text:p/>
        </draw:connector>
        <draw:frame draw:style-name="gr6" draw:text-style-name="P1" draw:layer="layout" svg:width="5.055cm" svg:height="1.675cm" svg:x="7.884cm" svg:y="7.965cm">
          <draw:text-box>
            <text:p text:style-name="P1">Namespace</text:p>
            <text:p text:style-name="P1">/</text:p>
          </draw:text-box>
        </draw:frame>
        <draw:line draw:style-name="gr7" draw:text-style-name="P1" draw:layer="layout" svg:x1="8.043cm" svg:y1="3.466cm" svg:x2="9.419cm" svg:y2="2.725cm">
          <text:p/>
        </draw:line>
        <draw:line draw:style-name="gr7" draw:text-style-name="P1" draw:layer="layout" svg:x1="8.704cm" svg:y1="6.826cm" svg:x2="9.498cm" svg:y2="8.255cm">
          <text:p/>
        </draw:line>
        <draw:line draw:style-name="gr8" draw:text-style-name="P1" draw:layer="layout" svg:x1="10.213cm" svg:y1="4.233cm" svg:x2="10.213cm" svg:y2="6.112cm">
          <text:p/>
        </draw:line>
        <draw:frame draw:style-name="gr9" draw:text-style-name="P3" draw:layer="layout" svg:width="4.871cm" svg:height="0.725cm" svg:x="10.345cm" svg:y="4.841cm">
          <draw:text-box>
            <text:p><text:span text:style-name="T2">create/delete/join/leave</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top"/>
    </style:style>
    <style:style style:name="gr2" style:family="graphic" style:parent-style-name="standard">
      <style:graphic-properties draw:fill-color="#ffffff" draw:textarea-vertical-align="top"/>
    </style:style>
    <style:style style:name="gr3" style:family="graphic" style:parent-style-name="standard">
      <style:graphic-properties draw:fill-color="#ffffff" draw:textarea-horizontal-align="left" draw:textarea-vertical-align="middle"/>
    </style:style>
    <style:style style:name="gr4" style:family="graphic" style:parent-style-name="standard">
      <style:graphic-properties draw:fill-color="#ffffff" draw:textarea-horizontal-align="right" draw:textarea-vertical-align="middle"/>
    </style:style>
    <style:style style:name="gr5" style:family="graphic" style:parent-style-name="standard">
      <style:graphic-properties draw:textarea-vertical-align="middle"/>
    </style:style>
    <style:style style:name="gr6" style:family="graphic" style:parent-style-name="standard">
      <style:graphic-properties draw:textarea-horizontal-align="right" draw:textarea-vertical-align="middle"/>
    </style:style>
    <style:style style:name="gr7" style:family="graphic" style:parent-style-name="standard">
      <style:graphic-properties draw:textarea-horizontal-align="justify" draw:textarea-vertical-align="middle" draw:auto-grow-height="fals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713cm" fo:min-width="2.826cm"/>
    </style:style>
    <style:style style:name="gr9" style:family="graphic" style:parent-style-name="standard">
      <style:graphic-properties draw:textarea-horizontal-align="left" draw:textarea-vertical-align="middle"/>
    </style:style>
    <style:style style:name="gr10" style:family="graphic" style:parent-style-name="objectwithoutfill">
      <style:graphic-properties svg:stroke-width="0.152cm" draw:marker-start-width="0.66cm" draw:marker-end-width="0.66cm" draw:fill="none" draw:textarea-vertical-align="middle" fo:padding-top="0.201cm" fo:padding-bottom="0.201cm" fo:padding-left="0.326cm" fo:padding-right="0.326cm"/>
    </style:style>
    <style:style style:name="gr11" style:family="graphic" style:parent-style-name="standard">
      <style:graphic-properties draw:stroke="none" svg:stroke-color="#000000" draw:fill="none" draw:fill-color="#ffffff" draw:textarea-horizontal-align="left" draw:auto-grow-height="true" draw:auto-grow-width="true" fo:min-height="0.374cm" fo:min-width="0.747cm"/>
    </style:style>
    <style:style style:name="gr12" style:family="graphic" style:parent-style-name="standard">
      <style:graphic-properties draw:stroke="none" svg:stroke-color="#000000" draw:fill="none" draw:fill-color="#ffffff" draw:textarea-horizontal-align="left" draw:auto-grow-height="true" draw:auto-grow-width="true" fo:min-height="0.713cm" fo:min-width="0.18cm"/>
    </style:style>
    <style:style style:name="gr13" style:family="graphic" style:parent-style-name="standard">
      <style:graphic-properties draw:stroke="none" svg:stroke-color="#000000" draw:fill="none" draw:fill-color="#ffffff" draw:textarea-horizontal-align="left" draw:auto-grow-height="true" draw:auto-grow-width="true" fo:min-height="0.713cm" fo:min-width="1.374cm"/>
    </style:style>
    <style:style style:name="P1" style:family="paragraph">
      <style:paragraph-properties fo:text-align="center"/>
    </style:style>
    <style:style style:name="P2" style:family="paragraph">
      <style:paragraph-properties fo:text-align="center"/>
      <style:text-properties fo:font-size="10pt" style:font-size-asian="18pt" style:font-size-complex="18pt"/>
    </style:style>
    <style:style style:name="P3" style:family="paragraph">
      <style:paragraph-properties fo:text-align="center"/>
      <style:text-properties fo:font-size="12pt" style:font-size-asian="18pt" style:font-size-complex="18pt"/>
    </style:style>
    <style:style style:name="P4" style:family="paragraph">
      <style:paragraph-properties fo:text-align="center"/>
      <style:text-properties fo:font-size="15pt" fo:font-weight="bold" style:font-size-asian="15pt" style:font-weight-asian="bold" style:font-size-complex="15pt" style:font-weight-complex="bold"/>
    </style:style>
    <style:style style:name="P5" style:family="paragraph">
      <style:text-properties fo:font-size="9pt" fo:font-weight="bold" style:font-size-asian="18pt" style:font-size-complex="18pt"/>
    </style:style>
    <style:style style:name="T1" style:family="text">
      <style:text-properties fo:font-size="10pt" style:font-size-asian="18pt" style:font-size-complex="18pt"/>
    </style:style>
    <style:style style:name="T2" style:family="text">
      <style:text-properties fo:font-size="12pt" style:font-size-asian="18pt" style:font-size-complex="18pt"/>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ize="9pt" fo:font-weight="bold"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2.752cm" svg:height="7.094cm" svg:x="5.359cm" svg:y="2.404cm">
          <text:p text:style-name="P1">X3D CS</text:p>
        </draw:rect>
        <draw:rect draw:style-name="gr2" draw:text-style-name="P2" draw:layer="layout" svg:width="2.328cm" svg:height="2.015cm" svg:x="5.571cm" svg:y="7.404cm">
          <text:p text:style-name="P1"><text:span text:style-name="T1">Multiuser.js</text:span></text:p>
        </draw:rect>
        <draw:rect draw:style-name="gr2" draw:text-style-name="P2" draw:layer="layout" svg:width="2.328cm" svg:height="3.785cm" svg:x="5.571cm" svg:y="3.382cm">
          <text:p text:style-name="P1"><text:span text:style-name="T1">SharedState.js</text:span></text:p>
        </draw:rect>
        <draw:rect draw:style-name="gr1" draw:text-style-name="P3" draw:layer="layout" svg:width="3.386cm" svg:height="8.336cm" svg:x="0cm" svg:y="1.189cm">
          <text:p text:style-name="P1"><text:span text:style-name="T2">Client App A</text:span></text:p>
        </draw:rect>
        <draw:rect draw:style-name="gr3" draw:text-style-name="P2" draw:layer="layout" svg:width="3.095cm" svg:height="0.714cm" svg:x="0.146cm" svg:y="7.605cm">
          <text:p text:style-name="P1"><text:span text:style-name="T1">Session Level</text:span></text:p>
        </draw:rect>
        <draw:rect draw:style-name="gr2" draw:text-style-name="P2" draw:layer="layout" svg:width="3.095cm" svg:height="4.498cm" svg:x="0.146cm" svg:y="2.668cm">
          <text:p text:style-name="P1"><text:span text:style-name="T1">Object Level</text:span></text:p>
        </draw:rect>
        <draw:rect draw:style-name="gr1" draw:text-style-name="P3" draw:layer="layout" svg:width="3.386cm" svg:height="8.309cm" svg:x="10.082cm" svg:y="1.189cm">
          <text:p text:style-name="P1"><text:span text:style-name="T2">Client App B</text:span></text:p>
        </draw:rect>
        <draw:rect draw:style-name="gr4" draw:text-style-name="P2" draw:layer="layout" svg:width="3.095cm" svg:height="0.714cm" svg:x="10.228cm" svg:y="7.605cm">
          <text:p text:style-name="P1"><text:span text:style-name="T1">Session Level</text:span></text:p>
        </draw:rect>
        <draw:rect draw:style-name="gr2" draw:text-style-name="P2" draw:layer="layout" svg:width="3.095cm" svg:height="4.498cm" svg:x="10.228cm" svg:y="2.694cm">
          <text:p text:style-name="P1"><text:span text:style-name="T1">Object Level</text:span></text:p>
        </draw:rect>
        <draw:g>
          <draw:rect draw:style-name="gr5" draw:text-style-name="P1" draw:layer="layout" svg:width="5.556cm" svg:height="0.82cm" svg:x="0.755cm" svg:y="8.467cm">
            <text:p text:style-name="P1">connection</text:p>
          </draw:rect>
          <draw:rect draw:style-name="gr5" draw:text-style-name="P1" draw:layer="layout" svg:width="5.556cm" svg:height="0.82cm" svg:x="7.158cm" svg:y="8.44cm">
            <text:p text:style-name="P1">connection</text:p>
          </draw:rect>
        </draw:g>
        <draw:rect draw:style-name="gr6" draw:text-style-name="P4" draw:layer="layout" svg:width="2.832cm" svg:height="0.661cm" svg:x="10.357cm" svg:y="6.428cm">
          <text:p text:style-name="P1"><text:span text:style-name="T3">obj4</text:span></text:p>
        </draw:rect>
        <draw:rect draw:style-name="gr6" draw:text-style-name="P4" draw:layer="layout" svg:width="2.832cm" svg:height="0.661cm" svg:x="10.357cm" svg:y="5.654cm">
          <text:p text:style-name="P1"><text:span text:style-name="T3">obj3</text:span></text:p>
        </draw:rect>
        <draw:rect draw:style-name="gr6" draw:text-style-name="P4" draw:layer="layout" svg:width="2.832cm" svg:height="0.661cm" svg:x="10.357cm" svg:y="4.101cm">
          <text:p text:style-name="P1"><text:span text:style-name="T3">obj1</text:span></text:p>
        </draw:rect>
        <draw:custom-shape draw:style-name="gr7" draw:text-style-name="P1" draw:layer="layout" svg:width="1.323cm" svg:height="0.45cm" svg:x="1.719cm" svg:y="9.684cm">
          <text:p/>
          <draw:enhanced-geometry svg:viewBox="0 0 21600 21600" draw:glue-points="10800 0 0 10800 10800 21600 21600 10800" draw:text-areas="5400 5400 16200 16200" draw:type="diamond" draw:enhanced-path="M 10800 0 L 21600 10800 10800 21600 0 10800 10800 0 Z N"/>
        </draw:custom-shape>
        <draw:frame draw:style-name="gr8" draw:layer="layout" svg:width="3.326cm" svg:height="0.963cm" svg:x="2.936cm" svg:y="9.418cm">
          <draw:text-box>
            <text:p>…..socket</text:p>
          </draw:text-box>
        </draw:frame>
        <draw:rect draw:style-name="gr9" draw:text-style-name="P4" draw:layer="layout" svg:width="2.832cm" svg:height="0.661cm" svg:x="0.303cm" svg:y="6.428cm">
          <text:p text:style-name="P1"><text:span text:style-name="T3">obj4</text:span></text:p>
        </draw:rect>
        <draw:rect draw:style-name="gr9" draw:text-style-name="P4" draw:layer="layout" svg:width="2.832cm" svg:height="0.661cm" svg:x="0.303cm" svg:y="4.877cm">
          <text:p text:style-name="P1"><text:span text:style-name="T3">obj2</text:span></text:p>
        </draw:rect>
        <draw:rect draw:style-name="gr9" draw:text-style-name="P4" draw:layer="layout" svg:width="2.832cm" svg:height="0.661cm" svg:x="0.303cm" svg:y="4.101cm">
          <text:p text:style-name="P1"><text:span text:style-name="T3">obj1</text:span></text:p>
        </draw:rect>
        <draw:custom-shape draw:style-name="gr7" draw:text-style-name="P1" draw:layer="layout" svg:width="1.323cm" svg:height="0.45cm" svg:x="2.023cm" svg:y="4.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 draw:layer="layout" svg:width="1.323cm" svg:height="0.45cm" svg:x="2.023cm" svg:y="5.00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 draw:layer="layout" svg:width="1.323cm" svg:height="0.45cm" svg:x="10.013cm" svg:y="4.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 draw:layer="layout" svg:width="1.323cm" svg:height="0.45cm" svg:x="10.013cm" svg:y="5.7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 draw:layer="layout" svg:width="1.323cm" svg:height="0.45cm" svg:x="7.129cm" svg:y="4.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 draw:layer="layout" svg:width="1.323cm" svg:height="0.45cm" svg:x="7.129cm" svg:y="5.7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 draw:layer="layout" svg:width="1.323cm" svg:height="0.45cm" svg:x="4.88cm" svg:y="4.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 draw:layer="layout" svg:width="1.323cm" svg:height="0.45cm" svg:x="4.88cm" svg:y="5.004cm">
          <text:p/>
          <draw:enhanced-geometry svg:viewBox="0 0 21600 21600" draw:glue-points="10800 0 0 10800 10800 21600 21600 10800" draw:text-areas="5400 5400 16200 16200" draw:type="diamond" draw:enhanced-path="M 10800 0 L 21600 10800 10800 21600 0 10800 10800 0 Z N"/>
        </draw:custom-shape>
        <draw:line draw:style-name="gr10" draw:text-style-name="P1" draw:layer="layout" svg:x1="5.582cm" svg:y1="4.862cm" svg:x2="7.884cm" svg:y2="4.862cm">
          <text:p/>
        </draw:line>
        <draw:line draw:style-name="gr10" draw:text-style-name="P1" draw:layer="layout" svg:x1="5.582cm" svg:y1="4.101cm" svg:x2="7.884cm" svg:y2="4.101cm">
          <text:p/>
        </draw:line>
        <draw:line draw:style-name="gr10" draw:text-style-name="P1" draw:layer="layout" svg:x1="5.555cm" svg:y1="6.383cm" svg:x2="7.857cm" svg:y2="6.383cm">
          <text:p/>
        </draw:line>
        <draw:line draw:style-name="gr10" draw:text-style-name="P1" draw:layer="layout" svg:x1="5.582cm" svg:y1="5.622cm" svg:x2="7.884cm" svg:y2="5.622cm">
          <text:p/>
        </draw:line>
        <draw:frame draw:style-name="gr11" draw:text-style-name="P5" draw:layer="layout" svg:width="1.247cm" svg:height="0.624cm" svg:x="6.021cm" svg:y="4.154cm">
          <draw:text-box>
            <text:p><text:span text:style-name="T4">state</text:span></text:p>
          </draw:text-box>
        </draw:frame>
        <draw:frame draw:style-name="gr11" draw:text-style-name="P5" draw:layer="layout" svg:width="1.247cm" svg:height="0.624cm" svg:x="6.021cm" svg:y="4.93cm">
          <draw:text-box>
            <text:p><text:span text:style-name="T4">state</text:span></text:p>
          </draw:text-box>
        </draw:frame>
        <draw:frame draw:style-name="gr11" draw:text-style-name="P5" draw:layer="layout" svg:width="1.247cm" svg:height="0.624cm" svg:x="6.021cm" svg:y="5.706cm">
          <draw:text-box>
            <text:p><text:span text:style-name="T4">state</text:span></text:p>
          </draw:text-box>
        </draw:frame>
        <draw:frame draw:style-name="gr12" draw:layer="layout" svg:width="0.68cm" svg:height="0.963cm" svg:x="8.784cm" svg:y="7.456cm">
          <draw:text-box>
            <text:p>/</text:p>
          </draw:text-box>
        </draw:frame>
        <draw:frame draw:style-name="gr12" draw:layer="layout" svg:width="0.68cm" svg:height="0.963cm" svg:x="3.943cm" svg:y="7.456cm">
          <draw:text-box>
            <text:p>/</text:p>
          </draw:text-box>
        </draw:frame>
        <draw:frame draw:style-name="gr13" draw:layer="layout" svg:width="1.874cm" svg:height="0.963cm" svg:x="3.377cm" svg:y="4.722cm">
          <draw:text-box>
            <text:p>/obj2</text:p>
          </draw:text-box>
        </draw:frame>
        <draw:frame draw:style-name="gr13" draw:layer="layout" svg:width="1.874cm" svg:height="0.963cm" svg:x="3.377cm" svg:y="3.921cm">
          <draw:text-box>
            <text:p>/obj1</text:p>
          </draw:text-box>
        </draw:frame>
        <draw:frame draw:style-name="gr13" draw:layer="layout" svg:width="1.874cm" svg:height="0.963cm" svg:x="8.325cm" svg:y="5.631cm">
          <draw:text-box>
            <text:p>/obj3</text:p>
          </draw:text-box>
        </draw:frame>
        <draw:frame draw:style-name="gr13" draw:layer="layout" svg:width="1.874cm" svg:height="0.963cm" svg:x="8.325cm" svg:y="4.028cm">
          <draw:text-box>
            <text:p>/obj1</text:p>
          </draw:text-box>
        </draw:frame>
        <draw:custom-shape draw:style-name="gr7" draw:text-style-name="P1" draw:layer="layout" svg:width="1.323cm" svg:height="0.45cm" svg:x="2.499cm" svg:y="7.75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 draw:layer="layout" svg:width="1.323cm" svg:height="0.45cm" svg:x="4.827cm" svg:y="7.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 draw:layer="layout" svg:width="1.323cm" svg:height="0.45cm" svg:x="7.367cm" svg:y="7.73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 draw:layer="layout" svg:width="1.323cm" svg:height="0.45cm" svg:x="9.722cm" svg:y="7.759cm">
          <text:p/>
          <draw:enhanced-geometry svg:viewBox="0 0 21600 21600" draw:glue-points="10800 0 0 10800 10800 21600 21600 10800" draw:text-areas="5400 5400 16200 16200" draw:type="diamond" draw:enhanced-path="M 10800 0 L 21600 10800 10800 21600 0 10800 1080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